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73E25B8CA25D38D927.png" manifest:media-type="image/png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18ed6" officeooo:paragraph-rsid="00318ed6"/>
    </style:style>
    <style:style style:name="P2" style:family="paragraph" style:parent-style-name="Text_20_body">
      <style:text-properties style:use-window-font-color="true" fo:language="en" fo:country="US" officeooo:paragraph-rsid="00eb1c8a"/>
    </style:style>
    <style:style style:name="P3" style:family="paragraph" style:parent-style-name="Text_20_body">
      <style:text-properties style:use-window-font-color="true" fo:language="en" fo:country="US" officeooo:rsid="0059de9a" officeooo:paragraph-rsid="00ebb972"/>
    </style:style>
    <style:style style:name="P4" style:family="paragraph" style:parent-style-name="Text_20_body">
      <style:text-properties fo:language="en" fo:country="US" officeooo:paragraph-rsid="00ebb972"/>
    </style:style>
    <style:style style:name="P5" style:family="paragraph" style:parent-style-name="Heading_20_2">
      <style:text-properties style:use-window-font-color="true" fo:language="en" fo:country="US" officeooo:rsid="003c4a52" officeooo:paragraph-rsid="009a3ca4"/>
    </style:style>
    <style:style style:name="P6" style:family="paragraph" style:parent-style-name="Text_20_body">
      <style:text-properties officeooo:paragraph-rsid="00ebb972"/>
    </style:style>
    <style:style style:name="P7" style:family="paragraph" style:parent-style-name="Text_20_body">
      <style:text-properties style:use-window-font-color="true" fo:language="en" fo:country="US" officeooo:paragraph-rsid="00ebb972"/>
    </style:style>
    <style:style style:name="P8" style:family="paragraph" style:parent-style-name="Text_20_body">
      <style:text-properties style:use-window-font-color="true" fo:language="en" fo:country="US" officeooo:rsid="0041aeab" officeooo:paragraph-rsid="00ebb972"/>
    </style:style>
    <style:style style:name="P9" style:family="paragraph" style:parent-style-name="Text_20_body">
      <style:text-properties style:use-window-font-color="true" fo:language="en" fo:country="US" officeooo:rsid="004fb46e" officeooo:paragraph-rsid="00ebb972"/>
    </style:style>
    <style:style style:name="P10" style:family="paragraph" style:parent-style-name="Heading_20_2">
      <style:text-properties officeooo:paragraph-rsid="009a3ca4"/>
    </style:style>
    <style:style style:name="P11" style:family="paragraph" style:parent-style-name="Text_20_body">
      <style:text-properties officeooo:rsid="004c9699" officeooo:paragraph-rsid="00ececdd"/>
    </style:style>
    <style:style style:name="P12" style:family="paragraph" style:parent-style-name="Text_20_body">
      <style:text-properties style:use-window-font-color="true" fo:language="en" fo:country="US" officeooo:paragraph-rsid="00ececdd"/>
    </style:style>
    <style:style style:name="P13" style:family="paragraph" style:parent-style-name="Text_20_body">
      <style:text-properties style:use-window-font-color="true" fo:language="en" fo:country="US" officeooo:rsid="00349dfb" officeooo:paragraph-rsid="00ececdd"/>
    </style:style>
    <style:style style:name="P14" style:family="paragraph" style:parent-style-name="Text_20_body">
      <style:text-properties officeooo:paragraph-rsid="00ececdd"/>
    </style:style>
    <style:style style:name="P15" style:family="paragraph" style:parent-style-name="Heading_20_2">
      <style:text-properties officeooo:rsid="00a109f5" officeooo:paragraph-rsid="00a109f5"/>
    </style:style>
    <style:style style:name="P16" style:family="paragraph" style:parent-style-name="Text_20_body">
      <style:text-properties style:use-window-font-color="true" fo:language="en" fo:country="US" officeooo:paragraph-rsid="00efec4e"/>
    </style:style>
    <style:style style:name="P17" style:family="paragraph" style:parent-style-name="Text_20_body">
      <style:text-properties officeooo:paragraph-rsid="00efec4e"/>
    </style:style>
    <style:style style:name="P18" style:family="paragraph" style:parent-style-name="Heading_20_2">
      <style:text-properties style:use-window-font-color="true" fo:language="en" fo:country="US" officeooo:rsid="002f1bfe"/>
    </style:style>
    <style:style style:name="P19" style:family="paragraph" style:parent-style-name="Text_20_body">
      <style:text-properties style:use-window-font-color="true" fo:language="en" fo:country="US" officeooo:paragraph-rsid="007de95d"/>
    </style:style>
    <style:style style:name="P20" style:family="paragraph" style:parent-style-name="Heading_20_2">
      <style:text-properties style:use-window-font-color="true" fo:language="en" fo:country="US" officeooo:rsid="0051b402" officeooo:paragraph-rsid="007de95d"/>
    </style:style>
    <style:style style:name="P21" style:family="paragraph" style:parent-style-name="Text_20_body">
      <style:text-properties officeooo:rsid="004c9699" officeooo:paragraph-rsid="007de95d"/>
    </style:style>
    <style:style style:name="P22" style:family="paragraph" style:parent-style-name="Text_20_body">
      <style:text-properties officeooo:paragraph-rsid="007de95d"/>
    </style:style>
    <style:style style:name="P23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24" style:family="paragraph" style:parent-style-name="Text_20_body">
      <style:text-properties style:use-window-font-color="true" fo:language="en" fo:country="US" officeooo:rsid="0051b402" officeooo:paragraph-rsid="007de95d"/>
    </style:style>
    <style:style style:name="P25" style:family="paragraph" style:parent-style-name="Text_20_body">
      <style:text-properties officeooo:paragraph-rsid="00f11916"/>
    </style:style>
    <style:style style:name="P26" style:family="paragraph" style:parent-style-name="Text_20_body">
      <style:text-properties style:use-window-font-color="true" fo:language="en" fo:country="US" officeooo:rsid="00481a2b"/>
    </style:style>
    <style:style style:name="P27" style:family="paragraph" style:parent-style-name="Text_20_body">
      <style:text-properties style:use-window-font-color="true" fo:language="en" fo:country="US" officeooo:rsid="00318ed6" officeooo:paragraph-rsid="00318ed6"/>
    </style:style>
    <style:style style:name="P28" style:family="paragraph" style:parent-style-name="Header">
      <style:text-properties officeooo:rsid="000bc8c3" officeooo:paragraph-rsid="00f49356"/>
    </style:style>
    <style:style style:name="P29" style:family="paragraph" style:parent-style-name="Header">
      <style:paragraph-properties fo:text-align="start" style:justify-single-word="false"/>
      <style:text-properties style:font-name="Liberation Sans" fo:font-size="9pt" officeooo:rsid="000bc8c3" officeooo:paragraph-rsid="00f49356" style:font-size-asian="9pt" style:font-size-complex="9pt"/>
    </style:style>
    <style:style style:name="P30" style:family="paragraph" style:parent-style-name="Header">
      <style:paragraph-properties fo:text-align="end" style:justify-single-word="false"/>
      <style:text-properties style:font-name="Liberation Sans" fo:font-size="9pt" officeooo:rsid="000bc8c3" officeooo:paragraph-rsid="00f49356" style:font-size-asian="9pt" style:font-size-complex="9pt"/>
    </style:style>
    <style:style style:name="P31" style:family="paragraph" style:parent-style-name="Standard">
      <style:text-properties officeooo:paragraph-rsid="00f49356"/>
    </style:style>
    <style:style style:name="P32" style:family="paragraph" style:parent-style-name="Text_20_body">
      <style:text-properties style:use-window-font-color="true" fo:language="en" fo:country="US" officeooo:rsid="00989bc7" officeooo:paragraph-rsid="00efec4e" fo:background-color="#ffff00"/>
    </style:style>
    <style:style style:name="P33" style:family="paragraph" style:parent-style-name="Text_20_body">
      <style:text-properties style:use-window-font-color="true" fo:language="en" fo:country="US" officeooo:rsid="0094b50b" officeooo:paragraph-rsid="00ebb972" fo:background-color="#ffff00"/>
    </style:style>
    <style:style style:name="P34" style:family="paragraph" style:parent-style-name="Text_20_body">
      <style:text-properties style:use-window-font-color="true" fo:language="en" fo:country="US" officeooo:rsid="005b0f90" officeooo:paragraph-rsid="00ebb972" fo:background-color="#ffff00"/>
    </style:style>
    <style:style style:name="P35" style:family="paragraph" style:parent-style-name="Text_20_body">
      <style:text-properties style:use-window-font-color="true" fo:language="en" fo:country="US" officeooo:paragraph-rsid="00efec4e" fo:background-color="#ffff00"/>
    </style:style>
    <style:style style:name="P36" style:family="paragraph" style:parent-style-name="Text_20_body">
      <style:text-properties style:use-window-font-color="true" fo:language="en" fo:country="US" officeooo:rsid="0041aeab" officeooo:paragraph-rsid="00ebb972"/>
    </style:style>
    <style:style style:name="P37" style:family="paragraph" style:parent-style-name="Text_20_body">
      <style:text-properties style:use-window-font-color="true" fo:language="en" fo:country="US" officeooo:rsid="004fb46e" officeooo:paragraph-rsid="00ebb972"/>
    </style:style>
    <style:style style:name="P38" style:family="paragraph" style:parent-style-name="Text_20_body">
      <style:text-properties style:use-window-font-color="true" fo:language="en" fo:country="US" officeooo:rsid="00349dfb" officeooo:paragraph-rsid="00ececdd"/>
    </style:style>
    <style:style style:name="P39" style:family="paragraph" style:parent-style-name="Text_20_body">
      <style:text-properties style:use-window-font-color="true" fo:language="en" fo:country="US" officeooo:rsid="00877594" officeooo:paragraph-rsid="00efec4e"/>
    </style:style>
    <style:style style:name="P40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41" style:family="paragraph" style:parent-style-name="Text_20_body">
      <style:text-properties style:use-window-font-color="true" fo:language="en" fo:country="US" officeooo:rsid="0051b402" officeooo:paragraph-rsid="007de95d"/>
    </style:style>
    <style:style style:name="P42" style:family="paragraph" style:parent-style-name="Text_20_body">
      <style:text-properties style:use-window-font-color="true" fo:language="en" fo:country="US" officeooo:rsid="0059de9a" officeooo:paragraph-rsid="00ebb972"/>
    </style:style>
    <style:style style:name="P43" style:family="paragraph" style:parent-style-name="Text_20_body">
      <style:text-properties style:use-window-font-color="true" fo:language="en" fo:country="US" officeooo:rsid="00318ed6" officeooo:paragraph-rsid="00318ed6"/>
    </style:style>
    <style:style style:name="P44" style:family="paragraph" style:parent-style-name="Text_20_body">
      <style:text-properties style:use-window-font-color="true" fo:language="en" fo:country="US" officeooo:paragraph-rsid="007de95d"/>
    </style:style>
    <style:style style:name="P45" style:family="paragraph" style:parent-style-name="Text_20_body">
      <style:text-properties style:use-window-font-color="true" fo:language="en" fo:country="US" officeooo:paragraph-rsid="00eb1c8a"/>
    </style:style>
    <style:style style:name="P46" style:family="paragraph" style:parent-style-name="Text_20_body">
      <style:text-properties style:use-window-font-color="true" fo:language="en" fo:country="US" officeooo:paragraph-rsid="00ebb972"/>
    </style:style>
    <style:style style:name="P47" style:family="paragraph" style:parent-style-name="Text_20_body">
      <style:text-properties style:use-window-font-color="true" fo:language="en" fo:country="US" officeooo:paragraph-rsid="00ececdd"/>
    </style:style>
    <style:style style:name="P48" style:family="paragraph" style:parent-style-name="Text_20_body">
      <style:text-properties style:use-window-font-color="true" fo:language="en" fo:country="US" officeooo:paragraph-rsid="00efec4e"/>
    </style:style>
    <style:style style:name="P49" style:family="paragraph" style:parent-style-name="Text_20_body">
      <style:text-properties style:use-window-font-color="true" fo:language="en" fo:country="US" officeooo:rsid="00481a2b"/>
    </style:style>
    <style:style style:name="P50" style:family="paragraph" style:parent-style-name="Text_20_body">
      <style:text-properties fo:language="en" fo:country="US" officeooo:paragraph-rsid="00ebb972"/>
    </style:style>
    <style:style style:name="P51" style:family="paragraph" style:parent-style-name="Text_20_body">
      <style:text-properties officeooo:rsid="00d30f36" officeooo:paragraph-rsid="00efec4e" fo:background-color="#ffff00"/>
    </style:style>
    <style:style style:name="P52" style:family="paragraph" style:parent-style-name="Text_20_body">
      <style:text-properties officeooo:paragraph-rsid="00ebb972"/>
    </style:style>
    <style:style style:name="P53" style:family="paragraph" style:parent-style-name="Text_20_body">
      <style:text-properties officeooo:rsid="004c9699" officeooo:paragraph-rsid="00ececdd"/>
    </style:style>
    <style:style style:name="P54" style:family="paragraph" style:parent-style-name="Text_20_body">
      <style:text-properties officeooo:rsid="004c9699" officeooo:paragraph-rsid="007de95d"/>
    </style:style>
    <style:style style:name="P55" style:family="paragraph" style:parent-style-name="Text_20_body">
      <style:text-properties officeooo:paragraph-rsid="00ececdd"/>
    </style:style>
    <style:style style:name="P56" style:family="paragraph" style:parent-style-name="Text_20_body">
      <style:text-properties officeooo:paragraph-rsid="00efec4e"/>
    </style:style>
    <style:style style:name="P57" style:family="paragraph" style:parent-style-name="Text_20_body">
      <style:text-properties officeooo:rsid="00d3b397" officeooo:paragraph-rsid="00efec4e"/>
    </style:style>
    <style:style style:name="P58" style:family="paragraph" style:parent-style-name="Text_20_body">
      <style:text-properties officeooo:paragraph-rsid="00f11916"/>
    </style:style>
    <style:style style:name="P59" style:family="paragraph" style:parent-style-name="Text_20_body">
      <style:text-properties officeooo:paragraph-rsid="007de95d"/>
    </style:style>
    <style:style style:name="P60" style:family="paragraph" style:parent-style-name="Text_20_body">
      <style:text-properties officeooo:rsid="01cbab9d" officeooo:paragraph-rsid="00f300cc"/>
    </style:style>
    <style:style style:name="P61" style:family="paragraph" style:parent-style-name="Text_20_body">
      <style:text-properties officeooo:paragraph-rsid="00f300cc"/>
    </style:style>
    <style:style style:name="P62" style:family="paragraph" style:parent-style-name="Heading_20_2">
      <style:text-properties style:use-window-font-color="true" fo:language="en" fo:country="US" officeooo:rsid="003c4a52" officeooo:paragraph-rsid="009a3ca4"/>
    </style:style>
    <style:style style:name="P63" style:family="paragraph" style:parent-style-name="Heading_20_2">
      <style:text-properties style:use-window-font-color="true" fo:language="en" fo:country="US" officeooo:rsid="002f1bfe"/>
    </style:style>
    <style:style style:name="P64" style:family="paragraph" style:parent-style-name="Heading_20_2">
      <style:text-properties style:use-window-font-color="true" fo:language="en" fo:country="US" officeooo:rsid="00a1b640" officeooo:paragraph-rsid="00a1b640"/>
    </style:style>
    <style:style style:name="P65" style:family="paragraph" style:parent-style-name="Heading_20_2">
      <style:text-properties style:use-window-font-color="true" fo:language="en" fo:country="US" officeooo:rsid="0051b402" officeooo:paragraph-rsid="007de95d"/>
    </style:style>
    <style:style style:name="P66" style:family="paragraph" style:parent-style-name="Heading_20_2">
      <style:text-properties officeooo:paragraph-rsid="009a3ca4"/>
    </style:style>
    <style:style style:name="P67" style:family="paragraph" style:parent-style-name="Heading_20_2">
      <style:text-properties officeooo:rsid="00a109f5" officeooo:paragraph-rsid="00a109f5"/>
    </style:style>
    <style:style style:name="P68" style:family="paragraph" style:parent-style-name="Heading_20_2">
      <style:text-properties officeooo:paragraph-rsid="007de95d"/>
    </style:style>
    <style:style style:name="P69" style:family="paragraph" style:parent-style-name="Heading_20_2">
      <style:text-properties officeooo:paragraph-rsid="00f300cc"/>
    </style:style>
    <style:style style:name="P70" style:family="paragraph" style:parent-style-name="Footer">
      <style:text-properties officeooo:paragraph-rsid="00f49356"/>
    </style:style>
    <style:style style:name="T1" style:family="text">
      <style:text-properties officeooo:rsid="019d9f3d"/>
    </style:style>
    <style:style style:name="T2" style:family="text">
      <style:text-properties fo:font-weight="bold" officeooo:rsid="0074c792" style:font-weight-asian="bold" style:font-weight-complex="bold"/>
    </style:style>
    <style:style style:name="T3" style:family="text">
      <style:text-properties style:use-window-font-color="true" officeooo:rsid="0059de9a" fo:background-color="#ffff00" loext:char-shading-value="0"/>
    </style:style>
    <style:style style:name="T4" style:family="text">
      <style:text-properties officeooo:rsid="004c9699"/>
    </style:style>
    <style:style style:name="T5" style:family="text">
      <style:text-properties style:use-window-font-color="true" fo:language="en" fo:country="US" officeooo:rsid="003f0f08" fo:background-color="#ffff00" loext:char-shading-value="0"/>
    </style:style>
    <style:style style:name="T6" style:family="text">
      <style:text-properties style:use-window-font-color="true" fo:language="en" fo:country="US" officeooo:rsid="00349dfb"/>
    </style:style>
    <style:style style:name="T7" style:family="text">
      <style:text-properties style:use-window-font-color="true" fo:language="en" fo:country="US" officeooo:rsid="003c4a52"/>
    </style:style>
    <style:style style:name="T8" style:family="text">
      <style:text-properties officeooo:rsid="003c4a52"/>
    </style:style>
    <style:style style:name="T9" style:family="text">
      <style:text-properties style:use-window-font-color="true" fo:language="en" fo:country="US" officeooo:rsid="0052fc81"/>
    </style:style>
    <style:style style:name="T10" style:family="text">
      <style:text-properties style:use-window-font-color="true" fo:language="en" fo:country="US" officeooo:rsid="00a1b640" fo:background-color="#ffff00" loext:char-shading-value="0"/>
    </style:style>
    <style:style style:name="T11" style:family="text">
      <style:text-properties style:use-window-font-color="true" fo:language="en" fo:country="US" officeooo:rsid="007ad9c9" fo:background-color="#ffff00" loext:char-shading-value="0"/>
    </style:style>
    <style:style style:name="T12" style:family="text">
      <style:text-properties style:use-window-font-color="true" fo:language="en" fo:country="US" officeooo:rsid="003e83f0"/>
    </style:style>
    <style:style style:name="T13" style:family="text">
      <style:text-properties style:use-window-font-color="true" fo:language="en" fo:country="US" officeooo:rsid="00556e2b"/>
    </style:style>
    <style:style style:name="T14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15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16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17" style:family="text">
      <style:text-properties fo:background-color="#ffff00" loext:char-shading-value="0"/>
    </style:style>
    <style:style style:name="T18" style:family="text">
      <style:text-properties style:use-window-font-color="true" fo:language="fr" fo:country="BE" officeooo:rsid="00ada2fa" fo:background-color="#ffff00" loext:char-shading-value="0"/>
    </style:style>
    <style:style style:name="T19" style:family="text">
      <style:text-properties style:use-window-font-color="true" officeooo:rsid="00ada2fa" fo:background-color="#ffff00" loext:char-shading-value="0"/>
    </style:style>
    <style:style style:name="T20" style:family="text">
      <style:text-properties style:use-window-font-color="true" fo:language="en" fo:country="US" officeooo:rsid="004fb46e"/>
    </style:style>
    <style:style style:name="T21" style:family="text">
      <style:text-properties style:use-window-font-color="true" fo:language="en" fo:country="US" officeooo:rsid="003db7b7"/>
    </style:style>
    <style:style style:name="T22" style:family="text">
      <style:text-properties style:use-window-font-color="true" fo:language="en" fo:country="US" officeooo:rsid="008af283"/>
    </style:style>
    <style:style style:name="T23" style:family="text">
      <style:text-properties style:use-window-font-color="true" fo:language="en" fo:country="US" officeooo:rsid="00891e8c"/>
    </style:style>
    <style:style style:name="T24" style:family="text">
      <style:text-properties officeooo:rsid="002f1bfe"/>
    </style:style>
    <style:style style:name="T25" style:family="text">
      <style:text-properties style:use-window-font-color="true" fo:language="en" fo:country="US" officeooo:rsid="002f1bfe"/>
    </style:style>
    <style:style style:name="T26" style:family="text">
      <style:text-properties style:use-window-font-color="true" fo:language="en" fo:country="US" fo:font-weight="bold" officeooo:rsid="00606890" fo:background-color="#ffff00" loext:char-shading-value="0" style:font-weight-asian="bold" style:font-weight-complex="bold"/>
    </style:style>
    <style:style style:name="T27" style:family="text">
      <style:text-properties style:use-window-font-color="true" fo:language="en" fo:country="US" officeooo:rsid="005f6dde"/>
    </style:style>
    <style:style style:name="T28" style:family="text">
      <style:text-properties officeooo:rsid="00318ed6"/>
    </style:style>
    <style:style style:name="T29" style:family="text">
      <style:text-properties officeooo:rsid="00430258"/>
    </style:style>
    <style:style style:name="T30" style:family="text">
      <style:text-properties officeooo:rsid="0080b924"/>
    </style:style>
    <style:style style:name="T31" style:family="text">
      <style:text-properties fo:font-style="italic" officeooo:rsid="00430258" style:font-style-asian="italic" style:font-style-complex="italic"/>
    </style:style>
    <style:style style:name="T32" style:family="text">
      <style:text-properties style:use-window-font-color="true" fo:language="en" fo:country="US" officeooo:rsid="00877594"/>
    </style:style>
    <style:style style:name="T33" style:family="text">
      <style:text-properties officeooo:rsid="004fe199"/>
    </style:style>
    <style:style style:name="T34" style:family="text">
      <style:text-properties style:use-window-font-color="true" fo:language="en" fo:country="US" officeooo:rsid="0051b402"/>
    </style:style>
    <style:style style:name="T35" style:family="text">
      <style:text-properties fo:color="#ff3333" fo:language="en" fo:country="US" officeooo:rsid="003c4a52"/>
    </style:style>
    <style:style style:name="T36" style:family="text">
      <style:text-properties fo:color="#ff3333" fo:language="en" fo:country="US" officeooo:rsid="004fe199"/>
    </style:style>
    <style:style style:name="T37" style:family="text">
      <style:text-properties officeooo:rsid="0052fc81"/>
    </style:style>
    <style:style style:name="T38" style:family="text">
      <style:text-properties officeooo:rsid="0052ccd1"/>
    </style:style>
    <style:style style:name="T39" style:family="text">
      <style:text-properties style:use-window-font-color="true" fo:language="en" fo:country="US" officeooo:rsid="00840d51" fo:background-color="#ffff00" loext:char-shading-value="0"/>
    </style:style>
    <style:style style:name="T40" style:family="text">
      <style:text-properties style:use-window-font-color="true" fo:language="en" fo:country="US" officeooo:rsid="00840d51"/>
    </style:style>
    <style:style style:name="T41" style:family="text">
      <style:text-properties style:use-window-font-color="true" fo:language="en" fo:country="US" officeooo:rsid="00318ed6"/>
    </style:style>
    <style:style style:name="T42" style:family="text">
      <style:text-properties style:use-window-font-color="true" fo:language="en" fo:country="US" officeooo:rsid="002c7a2e"/>
    </style:style>
    <style:style style:name="T43" style:family="text">
      <style:text-properties officeooo:rsid="006c008b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74c792" style:font-weight-asian="bold" style:font-weight-complex="bold"/>
    </style:style>
    <style:style style:name="T46" style:family="text">
      <style:text-properties fo:font-weight="bold" officeooo:rsid="00bc0794" style:font-weight-asian="bold" style:font-weight-complex="bold"/>
    </style:style>
    <style:style style:name="T47" style:family="text">
      <style:text-properties fo:font-weight="bold" officeooo:rsid="019bd326" style:font-weight-asian="bold" style:font-weight-complex="bold"/>
    </style:style>
    <style:style style:name="T48" style:family="text">
      <style:text-properties fo:font-weight="bold" officeooo:rsid="0209b248" style:font-weight-asian="bold" style:font-weight-complex="bold"/>
    </style:style>
    <style:style style:name="T49" style:family="text">
      <style:text-properties fo:font-weight="bold" officeooo:rsid="00f49356" style:font-weight-asian="bold" style:font-weight-complex="bold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officeooo:rsid="0059de9a" fo:background-color="#ffff00" loext:char-shading-value="0"/>
    </style:style>
    <style:style style:name="T52" style:family="text">
      <style:text-properties style:use-window-font-color="true" officeooo:rsid="00ada2fa" fo:background-color="#ffff00" loext:char-shading-value="0"/>
    </style:style>
    <style:style style:name="T53" style:family="text">
      <style:text-properties style:use-window-font-color="true" officeooo:rsid="008e6ad1" fo:background-color="#ffff00" loext:char-shading-value="0"/>
    </style:style>
    <style:style style:name="T54" style:family="text">
      <style:text-properties style:use-window-font-color="true" officeooo:rsid="00bdfed6" fo:background-color="#ffff00" loext:char-shading-value="0"/>
    </style:style>
    <style:style style:name="T55" style:family="text">
      <style:text-properties style:use-window-font-color="true" officeooo:rsid="003c4a52" fo:background-color="#ffff00" loext:char-shading-value="0"/>
    </style:style>
    <style:style style:name="T56" style:family="text">
      <style:text-properties style:use-window-font-color="true" officeooo:rsid="00ebb972" fo:background-color="#ffff00" loext:char-shading-value="0"/>
    </style:style>
    <style:style style:name="T57" style:family="text">
      <style:text-properties style:use-window-font-color="true" fo:language="en" fo:country="US"/>
    </style:style>
    <style:style style:name="T58" style:family="text">
      <style:text-properties style:use-window-font-color="true" fo:language="en" fo:country="US" officeooo:rsid="003f0f08" fo:background-color="#ffff00" loext:char-shading-value="0"/>
    </style:style>
    <style:style style:name="T59" style:family="text">
      <style:text-properties style:use-window-font-color="true" fo:language="en" fo:country="US" officeooo:rsid="00a1b640" fo:background-color="#ffff00" loext:char-shading-value="0"/>
    </style:style>
    <style:style style:name="T60" style:family="text">
      <style:text-properties style:use-window-font-color="true" fo:language="en" fo:country="US" officeooo:rsid="007ad9c9" fo:background-color="#ffff00" loext:char-shading-value="0"/>
    </style:style>
    <style:style style:name="T61" style:family="text">
      <style:text-properties style:use-window-font-color="true" fo:language="en" fo:country="US" officeooo:rsid="00840d51" fo:background-color="#ffff00" loext:char-shading-value="0"/>
    </style:style>
    <style:style style:name="T62" style:family="text">
      <style:text-properties style:use-window-font-color="true" fo:language="en" fo:country="US" officeooo:rsid="009563d9" fo:background-color="#ffff00" loext:char-shading-value="0"/>
    </style:style>
    <style:style style:name="T63" style:family="text">
      <style:text-properties style:use-window-font-color="true" fo:language="en" fo:country="US" officeooo:rsid="00a1e960" fo:background-color="#ffff00" loext:char-shading-value="0"/>
    </style:style>
    <style:style style:name="T64" style:family="text">
      <style:text-properties style:use-window-font-color="true" fo:language="en" fo:country="US" officeooo:rsid="00a55a12" fo:background-color="#ffff00" loext:char-shading-value="0"/>
    </style:style>
    <style:style style:name="T65" style:family="text">
      <style:text-properties style:use-window-font-color="true" fo:language="en" fo:country="US" officeooo:rsid="0052fc81"/>
    </style:style>
    <style:style style:name="T66" style:family="text">
      <style:text-properties style:use-window-font-color="true" fo:language="en" fo:country="US" officeooo:rsid="00556e2b"/>
    </style:style>
    <style:style style:name="T67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68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69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70" style:family="text">
      <style:text-properties style:use-window-font-color="true" fo:language="en" fo:country="US" officeooo:rsid="00891e8c"/>
    </style:style>
    <style:style style:name="T71" style:family="text">
      <style:text-properties style:use-window-font-color="true" fo:language="en" fo:country="US" officeooo:rsid="008af283"/>
    </style:style>
    <style:style style:name="T72" style:family="text">
      <style:text-properties style:use-window-font-color="true" fo:language="en" fo:country="US" officeooo:rsid="002f1bfe"/>
    </style:style>
    <style:style style:name="T73" style:family="text">
      <style:text-properties style:use-window-font-color="true" fo:language="en" fo:country="US" fo:font-weight="bold" officeooo:rsid="00606890" fo:background-color="#ffff00" loext:char-shading-value="0" style:font-weight-asian="bold" style:font-weight-complex="bold"/>
    </style:style>
    <style:style style:name="T74" style:family="text">
      <style:text-properties style:use-window-font-color="true" fo:language="en" fo:country="US" fo:font-weight="bold" officeooo:rsid="0038293e" style:font-weight-asian="bold" style:font-weight-complex="bold"/>
    </style:style>
    <style:style style:name="T75" style:family="text">
      <style:text-properties style:use-window-font-color="true" fo:language="en" fo:country="US" officeooo:rsid="005f6dde"/>
    </style:style>
    <style:style style:name="T76" style:family="text">
      <style:text-properties style:use-window-font-color="true" fo:language="en" fo:country="US" officeooo:rsid="00877594"/>
    </style:style>
    <style:style style:name="T77" style:family="text">
      <style:text-properties style:use-window-font-color="true" fo:language="en" fo:country="US" officeooo:rsid="00840d51"/>
    </style:style>
    <style:style style:name="T78" style:family="text">
      <style:text-properties style:use-window-font-color="true" fo:language="en" fo:country="US" officeooo:rsid="00a1b640"/>
    </style:style>
    <style:style style:name="T79" style:family="text">
      <style:text-properties style:use-window-font-color="true" fo:language="en" fo:country="US" officeooo:rsid="007ad9c9"/>
    </style:style>
    <style:style style:name="T80" style:family="text">
      <style:text-properties style:use-window-font-color="true" fo:language="en" fo:country="US" officeooo:rsid="003e83f0"/>
    </style:style>
    <style:style style:name="T81" style:family="text">
      <style:text-properties style:use-window-font-color="true" fo:language="en" fo:country="US" officeooo:rsid="00430258"/>
    </style:style>
    <style:style style:name="T82" style:family="text">
      <style:text-properties style:use-window-font-color="true" fo:language="en" fo:country="US" officeooo:rsid="0053925c"/>
    </style:style>
    <style:style style:name="T83" style:family="text">
      <style:text-properties style:use-window-font-color="true" fo:language="en" fo:country="US" officeooo:rsid="003db7b7"/>
    </style:style>
    <style:style style:name="T84" style:family="text">
      <style:text-properties style:use-window-font-color="true" fo:language="en" fo:country="US" officeooo:rsid="004c9699"/>
    </style:style>
    <style:style style:name="T85" style:family="text">
      <style:text-properties style:use-window-font-color="true" fo:language="en" fo:country="US" officeooo:rsid="002c68fc"/>
    </style:style>
    <style:style style:name="T86" style:family="text">
      <style:text-properties style:use-window-font-color="true" fo:language="en" fo:country="US" officeooo:rsid="004fb46e"/>
    </style:style>
    <style:style style:name="T87" style:family="text">
      <style:text-properties style:use-window-font-color="true" fo:language="en" fo:country="US" officeooo:rsid="009a3ca4"/>
    </style:style>
    <style:style style:name="T88" style:family="text">
      <style:text-properties style:use-window-font-color="true" fo:language="en" fo:country="US" officeooo:rsid="009c1953"/>
    </style:style>
    <style:style style:name="T89" style:family="text">
      <style:text-properties style:use-window-font-color="true" fo:language="en" fo:country="US" officeooo:rsid="009d6315"/>
    </style:style>
    <style:style style:name="T90" style:family="text">
      <style:text-properties style:use-window-font-color="true" fo:language="en" fo:country="US" fo:font-weight="normal" officeooo:rsid="00a1b640" style:font-weight-asian="normal" style:font-weight-complex="normal"/>
    </style:style>
    <style:style style:name="T91" style:family="text">
      <style:text-properties style:use-window-font-color="true" fo:language="en" fo:country="US" fo:font-weight="normal" officeooo:rsid="0052fc81" style:font-weight-asian="normal" style:font-weight-complex="normal"/>
    </style:style>
    <style:style style:name="T92" style:family="text">
      <style:text-properties style:use-window-font-color="true" fo:language="en" fo:country="US" fo:font-weight="normal" officeooo:rsid="00318ed6" style:font-weight-asian="normal" style:font-weight-complex="normal"/>
    </style:style>
    <style:style style:name="T93" style:family="text">
      <style:text-properties style:use-window-font-color="true" fo:language="en" fo:country="US" fo:font-weight="normal" officeooo:rsid="002c7a2e" style:font-weight-asian="normal" style:font-weight-complex="normal"/>
    </style:style>
    <style:style style:name="T94" style:family="text">
      <style:text-properties style:use-window-font-color="true" fo:language="en" fo:country="US" officeooo:rsid="00a3e1d4"/>
    </style:style>
    <style:style style:name="T95" style:family="text">
      <style:text-properties style:use-window-font-color="true" fo:language="en" fo:country="US" officeooo:rsid="00a55a12"/>
    </style:style>
    <style:style style:name="T96" style:family="text">
      <style:text-properties style:use-window-font-color="true" fo:language="en" fo:country="US" officeooo:rsid="00a61bf2"/>
    </style:style>
    <style:style style:name="T97" style:family="text">
      <style:text-properties style:use-window-font-color="true" fo:language="en" fo:country="US" officeooo:rsid="00ade80d"/>
    </style:style>
    <style:style style:name="T98" style:family="text">
      <style:text-properties style:use-window-font-color="true" fo:language="en" fo:country="US" officeooo:rsid="003c4a52"/>
    </style:style>
    <style:style style:name="T99" style:family="text">
      <style:text-properties style:use-window-font-color="true" fo:language="en" fo:country="US" officeooo:rsid="0038293e"/>
    </style:style>
    <style:style style:name="T100" style:family="text">
      <style:text-properties style:use-window-font-color="true" fo:language="en" fo:country="US" officeooo:rsid="003f0f08"/>
    </style:style>
    <style:style style:name="T101" style:family="text">
      <style:text-properties style:use-window-font-color="true" fo:language="en" fo:country="US" officeooo:rsid="00349dfb"/>
    </style:style>
    <style:style style:name="T102" style:family="text">
      <style:text-properties style:use-window-font-color="true" fo:language="en" fo:country="US" officeooo:rsid="00989bc7"/>
    </style:style>
    <style:style style:name="T103" style:family="text">
      <style:text-properties style:use-window-font-color="true" fo:language="en" fo:country="US" officeooo:rsid="00d7501c"/>
    </style:style>
    <style:style style:name="T104" style:family="text">
      <style:text-properties style:use-window-font-color="true" fo:language="en" fo:country="US" officeooo:rsid="00d7ace2"/>
    </style:style>
    <style:style style:name="T105" style:family="text">
      <style:text-properties style:use-window-font-color="true" fo:language="en" fo:country="US" officeooo:rsid="00d900a0"/>
    </style:style>
    <style:style style:name="T106" style:family="text">
      <style:text-properties style:use-window-font-color="true" fo:language="en" fo:country="US" officeooo:rsid="00d9be15"/>
    </style:style>
    <style:style style:name="T107" style:family="text">
      <style:text-properties style:use-window-font-color="true" fo:language="en" fo:country="US" officeooo:rsid="00d90fdc"/>
    </style:style>
    <style:style style:name="T108" style:family="text">
      <style:text-properties style:use-window-font-color="true" fo:language="en" fo:country="US" officeooo:rsid="00dcb07a"/>
    </style:style>
    <style:style style:name="T109" style:family="text">
      <style:text-properties style:use-window-font-color="true" fo:language="en" fo:country="US" officeooo:rsid="00ddb22a"/>
    </style:style>
    <style:style style:name="T110" style:family="text">
      <style:text-properties style:use-window-font-color="true" fo:language="en" fo:country="US" officeooo:rsid="00def7b6"/>
    </style:style>
    <style:style style:name="T111" style:family="text">
      <style:text-properties style:use-window-font-color="true" fo:language="en" fo:country="US" officeooo:rsid="00e278ba"/>
    </style:style>
    <style:style style:name="T112" style:family="text">
      <style:text-properties style:use-window-font-color="true" fo:language="en" fo:country="US" officeooo:rsid="00318ed6"/>
    </style:style>
    <style:style style:name="T113" style:family="text">
      <style:text-properties style:use-window-font-color="true" fo:language="en" fo:country="US" officeooo:rsid="00e702ce"/>
    </style:style>
    <style:style style:name="T114" style:family="text">
      <style:text-properties style:use-window-font-color="true" fo:language="en" fo:country="US" officeooo:rsid="00e8d69f"/>
    </style:style>
    <style:style style:name="T115" style:family="text">
      <style:text-properties style:use-window-font-color="true" fo:language="en" fo:country="US" officeooo:rsid="00ebb972"/>
    </style:style>
    <style:style style:name="T116" style:family="text">
      <style:text-properties style:use-window-font-color="true" fo:language="en" fo:country="US" officeooo:rsid="00ececdd"/>
    </style:style>
    <style:style style:name="T117" style:family="text">
      <style:text-properties style:use-window-font-color="true" fo:language="en" fo:country="US" officeooo:rsid="00eed9ef"/>
    </style:style>
    <style:style style:name="T118" style:family="text">
      <style:text-properties style:use-window-font-color="true" fo:language="en" fo:country="US" officeooo:rsid="0051b402"/>
    </style:style>
    <style:style style:name="T119" style:family="text">
      <style:text-properties style:use-window-font-color="true" fo:language="en" fo:country="US" officeooo:rsid="004fe199"/>
    </style:style>
    <style:style style:name="T120" style:family="text">
      <style:text-properties style:use-window-font-color="true" fo:language="en" fo:country="US" officeooo:rsid="002c7a2e"/>
    </style:style>
    <style:style style:name="T121" style:family="text">
      <style:text-properties style:use-window-font-color="true" officeooo:rsid="0038293e"/>
    </style:style>
    <style:style style:name="T122" style:family="text">
      <style:text-properties style:use-window-font-color="true" style:font-name="Liberation Sans1" fo:language="en" fo:country="US" officeooo:rsid="00a55a12" style:font-size-asian="10.5pt"/>
    </style:style>
    <style:style style:name="T123" style:family="text">
      <style:text-properties style:use-window-font-color="true" fo:language="fr" fo:country="BE" officeooo:rsid="01c64a07"/>
    </style:style>
    <style:style style:name="T124" style:family="text">
      <style:text-properties style:use-window-font-color="true" fo:language="fr" fo:country="BE" officeooo:rsid="01c64a07" fo:background-color="#ffff00" loext:char-shading-value="0"/>
    </style:style>
    <style:style style:name="T125" style:family="text">
      <style:text-properties style:use-window-font-color="true" fo:language="fr" fo:country="BE" officeooo:rsid="00ada2fa" fo:background-color="#ffff00" loext:char-shading-value="0"/>
    </style:style>
    <style:style style:name="T126" style:family="text">
      <style:text-properties style:use-window-font-color="true" fo:language="fr" fo:country="BE" officeooo:rsid="00318ed6"/>
    </style:style>
    <style:style style:name="T127" style:family="text">
      <style:text-properties officeooo:rsid="004c9699"/>
    </style:style>
    <style:style style:name="T128" style:family="text">
      <style:text-properties officeooo:rsid="003c4a52"/>
    </style:style>
    <style:style style:name="T129" style:family="text">
      <style:text-properties fo:background-color="#ffff00" loext:char-shading-value="0"/>
    </style:style>
    <style:style style:name="T130" style:family="text">
      <style:text-properties officeooo:rsid="00c7a97c" fo:background-color="#ffff00" loext:char-shading-value="0"/>
    </style:style>
    <style:style style:name="T131" style:family="text">
      <style:text-properties officeooo:rsid="008af283" fo:background-color="#ffff00" loext:char-shading-value="0"/>
    </style:style>
    <style:style style:name="T132" style:family="text">
      <style:text-properties officeooo:rsid="00349dfb" fo:background-color="#ffff00" loext:char-shading-value="0"/>
    </style:style>
    <style:style style:name="T133" style:family="text">
      <style:text-properties officeooo:rsid="00e3a0bc" fo:background-color="#ffff00" loext:char-shading-value="0"/>
    </style:style>
    <style:style style:name="T134" style:family="text">
      <style:text-properties officeooo:rsid="00e48a4d" fo:background-color="#ffff00" loext:char-shading-value="0"/>
    </style:style>
    <style:style style:name="T135" style:family="text">
      <style:text-properties officeooo:rsid="002f1bfe"/>
    </style:style>
    <style:style style:name="T136" style:family="text">
      <style:text-properties officeooo:rsid="00318ed6"/>
    </style:style>
    <style:style style:name="T137" style:family="text">
      <style:text-properties officeooo:rsid="00430258"/>
    </style:style>
    <style:style style:name="T138" style:family="text">
      <style:text-properties officeooo:rsid="0080b924"/>
    </style:style>
    <style:style style:name="T139" style:family="text">
      <style:text-properties fo:font-style="italic" officeooo:rsid="00430258" style:font-style-asian="italic" style:font-style-complex="italic"/>
    </style:style>
    <style:style style:name="T140" style:family="text">
      <style:text-properties fo:font-style="italic" officeooo:rsid="006c008b" style:font-style-asian="italic" style:font-style-complex="italic"/>
    </style:style>
    <style:style style:name="T141" style:family="text">
      <style:text-properties fo:color="#ff3333" fo:language="en" fo:country="US" officeooo:rsid="003c4a52"/>
    </style:style>
    <style:style style:name="T142" style:family="text">
      <style:text-properties fo:color="#ff3333" fo:language="en" fo:country="US" officeooo:rsid="004fe199"/>
    </style:style>
    <style:style style:name="T143" style:family="text">
      <style:text-properties fo:language="en" fo:country="US"/>
    </style:style>
    <style:style style:name="T144" style:family="text">
      <style:text-properties fo:language="en" fo:country="US" fo:font-weight="bold" style:font-weight-asian="bold" style:font-weight-complex="bold"/>
    </style:style>
    <style:style style:name="T145" style:family="text">
      <style:text-properties officeooo:rsid="002c68fc"/>
    </style:style>
    <style:style style:name="T146" style:family="text">
      <style:text-properties officeooo:rsid="003db7b7"/>
    </style:style>
    <style:style style:name="T147" style:family="text">
      <style:text-properties officeooo:rsid="004fe199"/>
    </style:style>
    <style:style style:name="T148" style:family="text">
      <style:text-properties officeooo:rsid="0052fc81"/>
    </style:style>
    <style:style style:name="T149" style:family="text">
      <style:text-properties officeooo:rsid="0052ccd1"/>
    </style:style>
    <style:style style:name="T150" style:family="text">
      <style:text-properties officeooo:rsid="00349dfb"/>
    </style:style>
    <style:style style:name="T151" style:family="text">
      <style:text-properties officeooo:rsid="003e83f0"/>
    </style:style>
    <style:style style:name="T152" style:family="text">
      <style:text-properties officeooo:rsid="0053925c"/>
    </style:style>
    <style:style style:name="T153" style:family="text">
      <style:text-properties officeooo:rsid="0072ed61"/>
    </style:style>
    <style:style style:name="T154" style:family="text">
      <style:text-properties officeooo:rsid="0074c792"/>
    </style:style>
    <style:style style:name="T155" style:family="text">
      <style:text-properties officeooo:rsid="00797115"/>
    </style:style>
    <style:style style:name="T156" style:family="text">
      <style:text-properties officeooo:rsid="0029da6a"/>
    </style:style>
    <style:style style:name="T157" style:family="text">
      <style:text-properties officeooo:rsid="008db0ec"/>
    </style:style>
    <style:style style:name="T158" style:family="text">
      <style:text-properties officeooo:rsid="008e6ad1"/>
    </style:style>
    <style:style style:name="T159" style:family="text">
      <style:text-properties officeooo:rsid="0097d672"/>
    </style:style>
    <style:style style:name="T160" style:family="text">
      <style:text-properties officeooo:rsid="00a10862"/>
    </style:style>
    <style:style style:name="T161" style:family="text">
      <style:text-properties officeooo:rsid="00a97794"/>
    </style:style>
    <style:style style:name="T162" style:family="text">
      <style:text-properties officeooo:rsid="00aaaeb9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1a50cff" style:font-weight-asian="normal" style:font-weight-complex="normal"/>
    </style:style>
    <style:style style:name="T165" style:family="text">
      <style:text-properties fo:font-weight="normal" officeooo:rsid="005d23ef" style:font-weight-asian="normal" style:font-weight-complex="normal"/>
    </style:style>
    <style:style style:name="T166" style:family="text">
      <style:text-properties officeooo:rsid="00be40b1"/>
    </style:style>
    <style:style style:name="T167" style:family="text">
      <style:text-properties officeooo:rsid="00ca9082"/>
    </style:style>
    <style:style style:name="T168" style:family="text">
      <style:text-properties officeooo:rsid="00cc7f7d"/>
    </style:style>
    <style:style style:name="T169" style:family="text">
      <style:text-properties officeooo:rsid="019d9f3d"/>
    </style:style>
    <style:style style:name="T170" style:family="text">
      <style:text-properties fo:language="fr" fo:country="BE"/>
    </style:style>
    <style:style style:name="T171" style:family="text">
      <style:text-properties fo:language="fr" fo:country="BE" officeooo:rsid="019d9f3d"/>
    </style:style>
    <style:style style:name="T172" style:family="text">
      <style:text-properties fo:language="fr" fo:country="BE" officeooo:rsid="01c64a07"/>
    </style:style>
    <style:style style:name="T173" style:family="text">
      <style:text-properties fo:language="fr" fo:country="BE" fo:font-weight="normal" officeooo:rsid="01ca0626" style:font-weight-asian="normal" style:font-weight-complex="normal"/>
    </style:style>
    <style:style style:name="T174" style:family="text">
      <style:text-properties fo:language="fr" fo:country="BE" fo:font-weight="normal" officeooo:rsid="01a50cff" style:font-weight-asian="normal" style:font-weight-complex="normal"/>
    </style:style>
    <style:style style:name="T175" style:family="text">
      <style:text-properties officeooo:rsid="00eb1c8a"/>
    </style:style>
    <style:style style:name="T176" style:family="text">
      <style:text-properties officeooo:rsid="0059de9a"/>
    </style:style>
    <style:style style:name="T177" style:family="text">
      <style:text-properties officeooo:rsid="005f6dde"/>
    </style:style>
    <style:style style:name="T178" style:family="text">
      <style:text-properties officeooo:rsid="012d5661"/>
    </style:style>
    <style:style style:name="T179" style:family="text">
      <style:text-properties officeooo:rsid="019bd32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right" style:horizontal-rel="page-content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55074272" text:id="ct155074272">
          <text:deletion>
            <office:change-info>
              <dc:creator>Tanel Saimre</dc:creator>
              <dc:date>2017-01-25T17:21:00</dc:date>
            </office:change-info>
            <text:p text:style-name="P1">that</text:p>
          </text:deletion>
        </text:changed-region>
        <text:changed-region xml:id="ct155080896" text:id="ct155080896">
          <text:insertion>
            <office:change-info>
              <dc:creator>Tanel Saimre</dc:creator>
              <dc:date>2017-01-25T17:21:00</dc:date>
            </office:change-info>
          </text:insertion>
        </text:changed-region>
        <text:changed-region xml:id="ct155081280" text:id="ct155081280">
          <text:deletion>
            <office:change-info>
              <dc:creator>Tanel Saimre</dc:creator>
              <dc:date>2017-01-25T17:22:00</dc:date>
            </office:change-info>
            <text:p text:style-name="P1">provides </text:p>
          </text:deletion>
        </text:changed-region>
        <text:changed-region xml:id="ct140605312" text:id="ct140605312">
          <text:insertion>
            <office:change-info>
              <dc:creator>Luc Saffre</dc:creator>
              <dc:date>2017-02-16T11:45:00</dc:date>
            </office:change-info>
          </text:insertion>
        </text:changed-region>
        <text:changed-region xml:id="ct155083104" text:id="ct155083104">
          <text:insertion>
            <office:change-info>
              <dc:creator>Tanel Saimre</dc:creator>
              <dc:date>2017-01-25T17:22:00</dc:date>
            </office:change-info>
          </text:insertion>
        </text:changed-region>
        <text:changed-region xml:id="ct155083424" text:id="ct155083424">
          <text:deletion>
            <office:change-info>
              <dc:creator>Tanel Saimre</dc:creator>
              <dc:date>2017-01-25T17:22:00</dc:date>
            </office:change-info>
            <text:p text:style-name="P2"><text:span text:style-name="T1">supposed</text:span></text:p>
          </text:deletion>
        </text:changed-region>
        <text:changed-region xml:id="ct155084656" text:id="ct155084656">
          <text:deletion>
            <office:change-info>
              <dc:creator>Luc Saffre</dc:creator>
              <dc:date>2017-02-09T06:13:00</dc:date>
            </office:change-info>
            <text:p text:style-name="P2"><text:span text:style-name="T1">Maintainer</text:span></text:p>
          </text:deletion>
        </text:changed-region>
        <text:changed-region xml:id="ct155085840" text:id="ct155085840">
          <text:insertion>
            <office:change-info>
              <dc:creator>Luc Saffre</dc:creator>
              <dc:date>2017-02-09T06:13:00</dc:date>
            </office:change-info>
          </text:insertion>
        </text:changed-region>
        <text:changed-region xml:id="ct155087120" text:id="ct155087120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163345408" text:id="ct163345408">
          <text:deletion>
            <office:change-info>
              <dc:creator>Luc Saffre</dc:creator>
              <dc:date>2017-02-16T11:46:00</dc:date>
            </office:change-info>
            <text:p text:style-name="P2">end-user </text:p>
          </text:deletion>
        </text:changed-region>
        <text:changed-region xml:id="ct143360320" text:id="ct143360320">
          <text:deletion>
            <office:change-info>
              <dc:creator>Luc Saffre</dc:creator>
              <dc:date>2017-02-16T11:46:00</dc:date>
            </office:change-info>
            <text:p text:style-name="P2">, setup, configuration, bugfixes </text:p>
          </text:deletion>
        </text:changed-region>
        <text:changed-region xml:id="ct147987888" text:id="ct147987888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46979728" text:id="ct146979728">
          <text:deletion>
            <office:change-info>
              <dc:creator>Luc Saffre</dc:creator>
              <dc:date>2017-02-16T11:46:00</dc:date>
            </office:change-info>
            <text:p text:style-name="P2">updates </text:p>
          </text:deletion>
        </text:changed-region>
        <text:changed-region xml:id="ct155103504" text:id="ct155103504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64779728" text:id="ct164779728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082848" text:id="ct155082848">
          <text:deletion>
            <office:change-info>
              <dc:creator>Tanel Saimre</dc:creator>
              <dc:date>2017-01-25T17:22:00</dc:date>
            </office:change-info>
            <text:p text:style-name="P3">.</text:p>
            <text:p text:style-name="P3"/>
          </text:deletion>
        </text:changed-region>
        <text:changed-region xml:id="ct163579168" text:id="ct163579168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092096" text:id="ct155092096">
          <text:insertion>
            <office:change-info>
              <dc:creator>Luc Saffre</dc:creator>
              <dc:date>2017-02-09T05:17:00</dc:date>
            </office:change-info>
          </text:insertion>
        </text:changed-region>
        <text:changed-region xml:id="ct155065872" text:id="ct155065872">
          <text:insertion>
            <office:change-info>
              <dc:creator>Luc Saffre</dc:creator>
              <dc:date>2017-02-09T05:23:00</dc:date>
            </office:change-info>
          </text:insertion>
        </text:changed-region>
        <text:changed-region xml:id="ct155084432" text:id="ct155084432">
          <text:insertion>
            <office:change-info>
              <dc:creator>Luc Saffre</dc:creator>
              <dc:date>2017-02-09T05:18:00</dc:date>
            </office:change-info>
          </text:insertion>
        </text:changed-region>
        <text:changed-region xml:id="ct154935360" text:id="ct154935360">
          <text:insertion>
            <office:change-info>
              <dc:creator>Luc Saffre</dc:creator>
              <dc:date>2017-02-15T16:57:00</dc:date>
            </office:change-info>
          </text:insertion>
        </text:changed-region>
        <text:changed-region xml:id="ct146077440" text:id="ct146077440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084112" text:id="ct155084112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42058000" text:id="ct142058000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090064" text:id="ct155090064">
          <text:format-change>
            <office:change-info>
              <dc:creator>Luc Saffre</dc:creator>
              <dc:date>2017-02-15T16:54:00</dc:date>
            </office:change-info>
          </text:format-change>
        </text:changed-region>
        <text:changed-region xml:id="ct155087536" text:id="ct155087536">
          <text:deletion>
            <office:change-info>
              <dc:creator>Luc Saffre</dc:creator>
              <dc:date>2017-02-15T16:53:00</dc:date>
            </office:change-info>
            <text:p text:style-name="P3"><text:span text:style-name="T2">one </text:span></text:p>
          </text:deletion>
        </text:changed-region>
        <text:changed-region xml:id="ct155089200" text:id="ct155089200">
          <text:insertion>
            <office:change-info>
              <dc:creator>Luc Saffre</dc:creator>
              <dc:date>2017-02-15T16:53:00</dc:date>
            </office:change-info>
          </text:insertion>
        </text:changed-region>
        <text:changed-region xml:id="ct154889776" text:id="ct154889776">
          <text:format-change>
            <office:change-info>
              <dc:creator>Luc Saffre</dc:creator>
              <dc:date>2017-02-15T16:53:00</dc:date>
            </office:change-info>
          </text:format-change>
        </text:changed-region>
        <text:changed-region xml:id="ct155096992" text:id="ct155096992">
          <text:insertion>
            <office:change-info>
              <dc:creator>Luc Saffre</dc:creator>
              <dc:date>2017-02-15T16:53:00</dc:date>
            </office:change-info>
          </text:insertion>
        </text:changed-region>
        <text:changed-region xml:id="ct155098512" text:id="ct155098512">
          <text:format-change>
            <office:change-info>
              <dc:creator>Luc Saffre</dc:creator>
              <dc:date>2017-02-15T16:53:00</dc:date>
            </office:change-info>
          </text:format-change>
        </text:changed-region>
        <text:changed-region xml:id="ct147956320" text:id="ct147956320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099360" text:id="ct155099360">
          <text:insertion>
            <office:change-info>
              <dc:creator>Luc Saffre</dc:creator>
              <dc:date>2017-02-15T16:54:00</dc:date>
            </office:change-info>
          </text:insertion>
        </text:changed-region>
        <text:changed-region xml:id="ct155082080" text:id="ct155082080">
          <text:insertion>
            <office:change-info>
              <dc:creator>Luc Saffre</dc:creator>
              <dc:date>2017-02-15T16:55:00</dc:date>
            </office:change-info>
          </text:insertion>
        </text:changed-region>
        <text:changed-region xml:id="ct155085600" text:id="ct155085600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55094112" text:id="ct155094112">
          <text:deletion>
            <office:change-info>
              <dc:creator>Tanel Saimre</dc:creator>
              <dc:date>2017-01-25T17:24:00</dc:date>
            </office:change-info>
            <text:p text:style-name="P4"><text:span text:style-name="T3">anything in </text:span></text:p>
          </text:deletion>
        </text:changed-region>
        <text:changed-region xml:id="ct155090288" text:id="ct155090288">
          <text:insertion>
            <office:change-info>
              <dc:creator>Tanel Saimre</dc:creator>
              <dc:date>2017-01-25T17:24:00</dc:date>
            </office:change-info>
          </text:insertion>
        </text:changed-region>
        <text:changed-region xml:id="ct155088912" text:id="ct155088912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155101536" text:id="ct155101536">
          <text:deletion>
            <office:change-info>
              <dc:creator>Luc Saffre</dc:creator>
              <dc:date>2017-02-14T12:27:00</dc:date>
            </office:change-info>
            <text:p text:style-name="P4"><text:span text:style-name="T3"><text:s/></text:span></text:p>
          </text:deletion>
        </text:changed-region>
        <text:changed-region xml:id="ct165015984" text:id="ct165015984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4891200" text:id="ct154891200">
          <text:insertion>
            <office:change-info>
              <dc:creator>Luc Saffre</dc:creator>
              <dc:date>2017-02-15T16:59:00</dc:date>
            </office:change-info>
          </text:insertion>
        </text:changed-region>
        <text:changed-region xml:id="ct155090912" text:id="ct155090912">
          <text:deletion>
            <office:change-info>
              <dc:creator>Luc Saffre</dc:creator>
              <dc:date>2017-02-09T05:40:00</dc:date>
            </office:change-info>
            <text:h text:style-name="P5" text:outline-level="2"><text:span text:style-name="T4">bligations</text:span></text:h>
          </text:deletion>
        </text:changed-region>
        <text:changed-region xml:id="ct155088528" text:id="ct155088528">
          <text:deletion>
            <office:change-info>
              <dc:creator>Luc Saffre</dc:creator>
              <dc:date>2017-02-09T05:38:00</dc:date>
            </office:change-info>
            <text:h text:style-name="P5" text:outline-level="2"><text:span text:style-name="T4">O</text:span></text:h>
          </text:deletion>
        </text:changed-region>
        <text:changed-region xml:id="ct155100944" text:id="ct155100944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154907040" text:id="ct154907040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55101168" text:id="ct155101168">
          <text:deletion>
            <office:change-info>
              <dc:creator>Luc Saffre</dc:creator>
              <dc:date>2017-02-14T12:29:00</dc:date>
            </office:change-info>
            <text:p text:style-name="P6"><text:span text:style-name="T5">exceptional </text:span></text:p>
          </text:deletion>
        </text:changed-region>
        <text:changed-region xml:id="ct155097744" text:id="ct155097744">
          <text:insertion>
            <office:change-info>
              <dc:creator>Luc Saffre</dc:creator>
              <dc:date>2017-02-14T12:29:00</dc:date>
            </office:change-info>
          </text:insertion>
        </text:changed-region>
        <text:changed-region xml:id="ct163236944" text:id="ct163236944">
          <text:deletion>
            <office:change-info>
              <dc:creator>Luc Saffre</dc:creator>
              <dc:date>2017-02-16T11:47:00</dc:date>
            </office:change-info>
            <text:p text:style-name="P6"><text:span text:style-name="T6"><text:s/></text:span><text:span text:style-name="T7">The Provider</text:span></text:p>
          </text:deletion>
        </text:changed-region>
        <text:changed-region xml:id="ct164164304" text:id="ct164164304">
          <text:deletion>
            <office:change-info>
              <dc:creator>Luc Saffre</dc:creator>
              <dc:date>2017-02-16T11:48:00</dc:date>
            </office:change-info>
            <text:p text:style-name="P6"><text:span text:style-name="T7">:</text:span></text:p>
          </text:deletion>
        </text:changed-region>
        <text:changed-region xml:id="ct164711056" text:id="ct164711056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164751984" text:id="ct16475198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5436432" text:id="ct165436432">
          <text:deletion>
            <office:change-info>
              <dc:creator>Luc Saffre</dc:creator>
              <dc:date>2017-02-16T11:47:00</dc:date>
            </office:change-info>
            <text:p text:style-name="P7"><text:span text:style-name="T8">C</text:span></text:p>
          </text:deletion>
        </text:changed-region>
        <text:changed-region xml:id="ct155102608" text:id="ct155102608">
          <text:insertion>
            <office:change-info>
              <dc:creator>Luc Saffre</dc:creator>
              <dc:date>2017-02-15T17:35:00</dc:date>
            </office:change-info>
          </text:insertion>
        </text:changed-region>
        <text:changed-region xml:id="ct155103936" text:id="ct155103936">
          <text:insertion>
            <office:change-info>
              <dc:creator>Luc Saffre</dc:creator>
              <dc:date>2017-02-15T17:36:00</dc:date>
            </office:change-info>
          </text:insertion>
        </text:changed-region>
        <text:changed-region xml:id="ct164465840" text:id="ct16446584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4483424" text:id="ct164483424">
          <text:deletion>
            <office:change-info>
              <dc:creator>Luc Saffre</dc:creator>
              <dc:date>2017-02-16T11:47:00</dc:date>
            </office:change-info>
            <text:p text:style-name="P7"><text:span text:style-name="T8">A</text:span></text:p>
          </text:deletion>
        </text:changed-region>
        <text:changed-region xml:id="ct155104640" text:id="ct155104640">
          <text:deletion>
            <office:change-info>
              <dc:creator>Luc Saffre</dc:creator>
              <dc:date>2017-02-09T06:14:00</dc:date>
            </office:change-info>
            <text:p text:style-name="P7"><text:span text:style-name="T8">L</text:span>ino d</text:p>
          </text:deletion>
        </text:changed-region>
        <text:changed-region xml:id="ct155105136" text:id="ct155105136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155106784" text:id="ct155106784">
          <text:deletion>
            <office:change-info>
              <dc:creator>Luc Saffre</dc:creator>
              <dc:date>2017-02-09T05:42:00</dc:date>
            </office:change-info>
            <text:p text:style-name="P7"><text:span text:style-name="T8">Lino </text:span></text:p>
          </text:deletion>
        </text:changed-region>
        <text:changed-region xml:id="ct164630096" text:id="ct16463009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3103616" text:id="ct163103616">
          <text:deletion>
            <office:change-info>
              <dc:creator>Luc Saffre</dc:creator>
              <dc:date>2017-02-16T11:47:00</dc:date>
            </office:change-info>
            <text:p text:style-name="P6"><text:span text:style-name="T9">E</text:span></text:p>
          </text:deletion>
        </text:changed-region>
        <text:changed-region xml:id="ct164733424" text:id="ct16473342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4897120" text:id="ct154897120">
          <text:deletion>
            <office:change-info>
              <dc:creator>Luc Saffre</dc:creator>
              <dc:date>2017-02-09T05:58:00</dc:date>
            </office:change-info>
            <text:p text:style-name="P6"><text:span text:style-name="T9">99.8% </text:span></text:p>
          </text:deletion>
        </text:changed-region>
        <text:changed-region xml:id="ct155088048" text:id="ct155088048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55107312" text:id="ct155107312">
          <text:format-change>
            <office:change-info>
              <dc:creator>Luc Saffre</dc:creator>
              <dc:date>2017-02-09T05:59:00</dc:date>
            </office:change-info>
          </text:format-change>
        </text:changed-region>
        <text:changed-region xml:id="ct155109456" text:id="ct155109456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55110128" text:id="ct155110128">
          <text:deletion>
            <office:change-info>
              <dc:creator>Luc Saffre</dc:creator>
              <dc:date>2017-02-09T05:58:00</dc:date>
            </office:change-info>
            <text:p text:style-name="P6"><text:span text:style-name="T10">:00-18:00</text:span><text:span text:style-name="T11">]</text:span><text:span text:style-name="T10">, except legal holidays in Estonia).</text:span></text:p>
          </text:deletion>
        </text:changed-region>
        <text:changed-region xml:id="ct155109904" text:id="ct155109904">
          <text:deletion>
            <office:change-info>
              <dc:creator>Luc Saffre</dc:creator>
              <dc:date>2017-02-09T05:20:00</dc:date>
            </office:change-info>
            <text:p text:style-name="P6"><text:span text:style-name="T10">8</text:span></text:p>
          </text:deletion>
        </text:changed-region>
        <text:changed-region xml:id="ct155109680" text:id="ct155109680">
          <text:deletion>
            <office:change-info>
              <dc:creator>Luc Saffre</dc:creator>
              <dc:date>2017-02-09T05:58:00</dc:date>
            </office:change-info>
            <text:p text:style-name="P6"><text:span text:style-name="T10">during business hours (</text:span><text:span text:style-name="T11">[Business hours:</text:span><text:span text:style-name="T10">Mon-Fri </text:span></text:p>
          </text:deletion>
        </text:changed-region>
        <text:changed-region xml:id="ct163304864" text:id="ct16330486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43176816" text:id="ct143176816">
          <text:deletion>
            <office:change-info>
              <dc:creator>Luc Saffre</dc:creator>
              <dc:date>2017-02-16T11:47:00</dc:date>
            </office:change-info>
            <text:p text:style-name="P8">M</text:p>
          </text:deletion>
        </text:changed-region>
        <text:changed-region xml:id="ct162839072" text:id="ct162839072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4132256" text:id="ct16413225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4481824" text:id="ct164481824">
          <text:deletion>
            <office:change-info>
              <dc:creator>Luc Saffre</dc:creator>
              <dc:date>2017-02-16T11:47:00</dc:date>
            </office:change-info>
            <text:p text:style-name="P6"><text:span text:style-name="T12">T</text:span></text:p>
          </text:deletion>
        </text:changed-region>
        <text:changed-region xml:id="ct165171424" text:id="ct16517142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5111216" text:id="ct155111216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155116560" text:id="ct155116560">
          <text:deletion>
            <office:change-info>
              <dc:creator>Tanel Saimre</dc:creator>
              <dc:date>2017-01-25T17:31:00</dc:date>
            </office:change-info>
            <text:p text:style-name="P6"><text:span text:style-name="T13">in</text:span></text:p>
          </text:deletion>
        </text:changed-region>
        <text:changed-region xml:id="ct155117792" text:id="ct155117792">
          <text:insertion>
            <office:change-info>
              <dc:creator>Luc Saffre</dc:creator>
              <dc:date>2017-02-09T05:48:00</dc:date>
            </office:change-info>
          </text:insertion>
        </text:changed-region>
        <text:changed-region xml:id="ct155119024" text:id="ct15511902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155119792" text:id="ct155119792">
          <text:deletion>
            <office:change-info>
              <dc:creator>Luc Saffre</dc:creator>
              <dc:date>2017-02-09T05:49:00</dc:date>
            </office:change-info>
            <text:p text:style-name="P6"><text:span text:style-name="T14">. </text:span><text:span text:style-name="T15">[ZZZ I’m not sure this is legally meaningful]</text:span></text:p>
          </text:deletion>
        </text:changed-region>
        <text:changed-region xml:id="ct155119568" text:id="ct155119568">
          <text:deletion>
            <office:change-info>
              <dc:creator>Tanel Saimre</dc:creator>
              <dc:date>2017-01-25T17:31:00</dc:date>
            </office:change-info>
            <text:p text:style-name="P6"><text:span text:style-name="T14"><text:s/>way</text:span></text:p>
          </text:deletion>
        </text:changed-region>
        <text:changed-region xml:id="ct155119344" text:id="ct155119344">
          <text:deletion>
            <office:change-info>
              <dc:creator>Luc Saffre</dc:creator>
              <dc:date>2017-02-09T05:49:00</dc:date>
            </office:change-info>
            <text:p text:style-name="P6"><text:span text:style-name="T14"><text:s/>a </text:span><text:span text:style-name="T16">bonus pater familias</text:span><text:span text:style-name="T15">as</text:span></text:p>
          </text:deletion>
        </text:changed-region>
        <text:changed-region xml:id="ct164810720" text:id="ct16481072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5206864" text:id="ct155206864">
          <text:deletion>
            <office:change-info>
              <dc:creator>Luc Saffre</dc:creator>
              <dc:date>2017-02-16T11:47:00</dc:date>
            </office:change-info>
            <text:p text:style-name="P9">R</text:p>
          </text:deletion>
        </text:changed-region>
        <text:changed-region xml:id="ct154192864" text:id="ct15419286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5118512" text:id="ct155118512">
          <text:format-change>
            <office:change-info>
              <dc:creator>Luc Saffre</dc:creator>
              <dc:date>2017-02-15T17:06:00</dc:date>
            </office:change-info>
          </text:format-change>
        </text:changed-region>
        <text:changed-region xml:id="ct164488736" text:id="ct16448873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66511184" text:id="ct166511184">
          <text:deletion>
            <office:change-info>
              <dc:creator>Luc Saffre</dc:creator>
              <dc:date>2017-02-16T11:47:00</dc:date>
            </office:change-info>
            <text:p text:style-name="P7"><text:span text:style-name="T8">M</text:span></text:p>
          </text:deletion>
        </text:changed-region>
        <text:changed-region xml:id="ct162806272" text:id="ct162806272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5120752" text:id="ct155120752">
          <text:format-change>
            <office:change-info>
              <dc:creator>Luc Saffre</dc:creator>
              <dc:date>2017-02-15T17:09:00</dc:date>
            </office:change-info>
          </text:format-change>
        </text:changed-region>
        <text:changed-region xml:id="ct155111440" text:id="ct155111440">
          <text:deletion>
            <office:change-info>
              <dc:creator>Luc Saffre</dc:creator>
              <dc:date>2017-02-15T17:09:00</dc:date>
            </office:change-info>
            <text:p text:style-name="P7"><text:s/></text:p>
          </text:deletion>
        </text:changed-region>
        <text:changed-region xml:id="ct155116976" text:id="ct155116976">
          <text:insertion>
            <office:change-info>
              <dc:creator>Luc Saffre</dc:creator>
              <dc:date>2017-02-15T17:10:00</dc:date>
            </office:change-info>
          </text:insertion>
        </text:changed-region>
        <text:changed-region xml:id="ct155121264" text:id="ct155121264">
          <text:format-change>
            <office:change-info>
              <dc:creator>Luc Saffre</dc:creator>
              <dc:date>2017-02-15T17:12:00</dc:date>
            </office:change-info>
          </text:format-change>
        </text:changed-region>
        <text:changed-region xml:id="ct155113728" text:id="ct155113728">
          <text:deletion>
            <office:change-info>
              <dc:creator>Luc Saffre</dc:creator>
              <dc:date>2017-02-15T17:10:00</dc:date>
            </office:change-info>
            <text:p text:style-name="P7"><text:span text:style-name="T17"><text:s/>despite these precautions</text:span></text:p>
          </text:deletion>
        </text:changed-region>
        <text:changed-region xml:id="ct155125248" text:id="ct155125248">
          <text:insertion>
            <office:change-info>
              <dc:creator>Luc Saffre</dc:creator>
              <dc:date>2017-02-15T17:10:00</dc:date>
            </office:change-info>
          </text:insertion>
        </text:changed-region>
        <text:changed-region xml:id="ct155126368" text:id="ct155126368">
          <text:format-change>
            <office:change-info>
              <dc:creator>Luc Saffre</dc:creator>
              <dc:date>2017-02-15T17:12:00</dc:date>
            </office:change-info>
          </text:format-change>
        </text:changed-region>
        <text:changed-region xml:id="ct155127248" text:id="ct155127248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155129392" text:id="ct155129392">
          <text:deletion>
            <office:change-info>
              <dc:creator>Luc Saffre</dc:creator>
              <dc:date>2017-02-09T05:37:00</dc:date>
            </office:change-info>
            <text:p text:style-name="P4"><text:span text:style-name="T18"/></text:p>
            <text:p text:style-name="P4"><text:span text:style-name="T19"/></text:p>
          </text:deletion>
        </text:changed-region>
        <text:changed-region xml:id="ct155127920" text:id="ct155127920">
          <text:deletion>
            <office:change-info>
              <dc:creator>Luc Saffre</dc:creator>
              <dc:date>2017-02-09T06:18:00</dc:date>
            </office:change-info>
            <text:p text:style-name="P4"><text:span text:style-name="T19"><text:s/></text:span></text:p>
          </text:deletion>
        </text:changed-region>
        <text:changed-region xml:id="ct164143856" text:id="ct164143856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155114144" text:id="ct155114144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155117280" text:id="ct155117280">
          <text:insertion>
            <office:change-info>
              <dc:creator>Luc Saffre</dc:creator>
              <dc:date>2017-02-09T06:23:00</dc:date>
            </office:change-info>
          </text:insertion>
        </text:changed-region>
        <text:changed-region xml:id="ct155086496" text:id="ct155086496">
          <text:insertion>
            <office:change-info>
              <dc:creator>Luc Saffre</dc:creator>
              <dc:date>2017-02-09T06:21:00</dc:date>
            </office:change-info>
          </text:insertion>
        </text:changed-region>
        <text:changed-region xml:id="ct155116048" text:id="ct155116048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155123312" text:id="ct155123312">
          <text:insertion>
            <office:change-info>
              <dc:creator>Luc Saffre</dc:creator>
              <dc:date>2017-02-09T06:19:00</dc:date>
            </office:change-info>
          </text:insertion>
        </text:changed-region>
        <text:changed-region xml:id="ct155117504" text:id="ct155117504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155086720" text:id="ct155086720">
          <text:insertion>
            <office:change-info>
              <dc:creator>Luc Saffre</dc:creator>
              <dc:date>2017-02-09T06:22:00</dc:date>
            </office:change-info>
          </text:insertion>
        </text:changed-region>
        <text:changed-region xml:id="ct155115712" text:id="ct155115712">
          <text:insertion>
            <office:change-info>
              <dc:creator>Luc Saffre</dc:creator>
              <dc:date>2017-02-09T06:24:00</dc:date>
            </office:change-info>
          </text:insertion>
        </text:changed-region>
        <text:changed-region xml:id="ct155122640" text:id="ct155122640">
          <text:deletion>
            <office:change-info>
              <dc:creator>Luc Saffre</dc:creator>
              <dc:date>2017-02-09T05:40:00</dc:date>
            </office:change-info>
            <text:h text:style-name="P10" text:outline-level="2"><text:span text:style-name="T4">bligations</text:span></text:h>
          </text:deletion>
        </text:changed-region>
        <text:changed-region xml:id="ct154980400" text:id="ct154980400">
          <text:deletion>
            <office:change-info>
              <dc:creator>Luc Saffre</dc:creator>
              <dc:date>2017-02-09T05:38:00</dc:date>
            </office:change-info>
            <text:h text:style-name="P10" text:outline-level="2"><text:span text:style-name="T4">O</text:span></text:h>
          </text:deletion>
        </text:changed-region>
        <text:changed-region xml:id="ct154980752" text:id="ct154980752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164477600" text:id="ct164477600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63219792" text:id="ct163219792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46089328" text:id="ct146089328">
          <text:deletion>
            <office:change-info>
              <dc:creator>Luc Saffre</dc:creator>
              <dc:date>2017-02-16T11:48:00</dc:date>
            </office:change-info>
            <text:p text:style-name="P11"><text:span text:style-name="T20"><text:s/>In addition, t</text:span><text:span text:style-name="T20">he Client</text:span></text:p>
          </text:deletion>
        </text:changed-region>
        <text:changed-region xml:id="ct126278112" text:id="ct126278112">
          <text:deletion>
            <office:change-info>
              <dc:creator>Luc Saffre</dc:creator>
              <dc:date>2017-02-16T11:49:00</dc:date>
            </office:change-info>
            <text:p text:style-name="P11"><text:span text:style-name="T20">:</text:span></text:p>
          </text:deletion>
        </text:changed-region>
        <text:changed-region xml:id="ct166654416" text:id="ct166654416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64811088" text:id="ct164811088">
          <text:deletion>
            <office:change-info>
              <dc:creator>Luc Saffre</dc:creator>
              <dc:date>2017-02-16T11:48:00</dc:date>
            </office:change-info>
            <text:p text:style-name="P12"><text:span text:style-name="T4">P</text:span></text:p>
          </text:deletion>
        </text:changed-region>
        <text:changed-region xml:id="ct142531904" text:id="ct142531904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66490720" text:id="ct166490720">
          <text:deletion>
            <office:change-info>
              <dc:creator>Luc Saffre</dc:creator>
              <dc:date>2017-02-16T11:48:00</dc:date>
            </office:change-info>
            <text:p text:style-name="P12"><text:span text:style-name="T4">M</text:span></text:p>
          </text:deletion>
        </text:changed-region>
        <text:changed-region xml:id="ct164743072" text:id="ct164743072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64766192" text:id="ct164766192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62842512" text:id="ct162842512">
          <text:deletion>
            <office:change-info>
              <dc:creator>Luc Saffre</dc:creator>
              <dc:date>2017-02-16T11:48:00</dc:date>
            </office:change-info>
            <text:p text:style-name="P12"><text:span text:style-name="T4">A</text:span></text:p>
          </text:deletion>
        </text:changed-region>
        <text:changed-region xml:id="ct165775568" text:id="ct165775568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54302384" text:id="ct154302384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54310608" text:id="ct154310608">
          <text:deletion>
            <office:change-info>
              <dc:creator>Luc Saffre</dc:creator>
              <dc:date>2017-02-16T11:48:00</dc:date>
            </office:change-info>
            <text:p text:style-name="P13"><text:span text:style-name="T4">A</text:span></text:p>
          </text:deletion>
        </text:changed-region>
        <text:changed-region xml:id="ct166319184" text:id="ct166319184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54312384" text:id="ct154312384">
          <text:deletion>
            <office:change-info>
              <dc:creator>Luc Saffre</dc:creator>
              <dc:date>2017-02-16T11:48:00</dc:date>
            </office:change-info>
            <text:p text:style-name="P14"><text:span text:style-name="T21">U</text:span></text:p>
          </text:deletion>
        </text:changed-region>
        <text:changed-region xml:id="ct154519968" text:id="ct154519968">
          <text:insertion>
            <office:change-info>
              <dc:creator>Luc Saffre</dc:creator>
              <dc:date>2017-02-16T11:48:00</dc:date>
            </office:change-info>
          </text:insertion>
        </text:changed-region>
        <text:changed-region xml:id="ct155172368" text:id="ct155172368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55174640" text:id="ct155174640">
          <text:insertion>
            <office:change-info>
              <dc:creator>Luc Saffre</dc:creator>
              <dc:date>2017-02-09T06:01:00</dc:date>
            </office:change-info>
          </text:insertion>
        </text:changed-region>
        <text:changed-region xml:id="ct155178992" text:id="ct155178992">
          <text:insertion>
            <office:change-info>
              <dc:creator>Luc Saffre</dc:creator>
              <dc:date>2017-02-09T06:02:00</dc:date>
            </office:change-info>
          </text:insertion>
        </text:changed-region>
        <text:changed-region xml:id="ct155180256" text:id="ct155180256">
          <text:insertion>
            <office:change-info>
              <dc:creator>Luc Saffre</dc:creator>
              <dc:date>2017-02-09T06:03:00</dc:date>
            </office:change-info>
          </text:insertion>
        </text:changed-region>
        <text:changed-region xml:id="ct155183872" text:id="ct155183872">
          <text:insertion>
            <office:change-info>
              <dc:creator>Luc Saffre</dc:creator>
              <dc:date>2017-02-09T06:04:00</dc:date>
            </office:change-info>
          </text:insertion>
        </text:changed-region>
        <text:changed-region xml:id="ct155186464" text:id="ct155186464">
          <text:insertion>
            <office:change-info>
              <dc:creator>Luc Saffre</dc:creator>
              <dc:date>2017-02-09T06:05:00</dc:date>
            </office:change-info>
          </text:insertion>
        </text:changed-region>
        <text:changed-region xml:id="ct152651712" text:id="ct152651712">
          <text:insertion>
            <office:change-info>
              <dc:creator>Luc Saffre</dc:creator>
              <dc:date>2017-02-09T06:06:00</dc:date>
            </office:change-info>
          </text:insertion>
        </text:changed-region>
        <text:changed-region xml:id="ct155156256" text:id="ct155156256">
          <text:insertion>
            <office:change-info>
              <dc:creator>Luc Saffre</dc:creator>
              <dc:date>2017-02-09T05:59:00</dc:date>
            </office:change-info>
          </text:insertion>
        </text:changed-region>
        <text:changed-region xml:id="ct155144672" text:id="ct155144672">
          <text:insertion>
            <office:change-info>
              <dc:creator>Luc Saffre</dc:creator>
              <dc:date>2017-02-09T05:57:00</dc:date>
            </office:change-info>
          </text:insertion>
        </text:changed-region>
        <text:changed-region xml:id="ct155142416" text:id="ct155142416">
          <text:deletion>
            <office:change-info>
              <dc:creator>Luc Saffre</dc:creator>
              <dc:date>2017-02-09T05:51:00</dc:date>
            </office:change-info>
            <text:h text:style-name="P15" text:outline-level="2"><text:span text:style-name="T22">data loss</text:span></text:h>
          </text:deletion>
        </text:changed-region>
        <text:changed-region xml:id="ct154990304" text:id="ct154990304">
          <text:deletion>
            <office:change-info>
              <dc:creator>Luc Saffre</dc:creator>
              <dc:date>2017-02-09T05:35:00</dc:date>
            </office:change-info>
            <text:h text:style-name="P15" text:outline-level="2"><text:span text:style-name="T23"><text:s/></text:span><text:span text:style-name="T22">and </text:span></text:h>
          </text:deletion>
        </text:changed-region>
        <text:changed-region xml:id="ct154989440" text:id="ct154989440">
          <text:deletion>
            <office:change-info>
              <dc:creator>Luc Saffre</dc:creator>
              <dc:date>2017-02-09T05:51:00</dc:date>
            </office:change-info>
            <text:h text:style-name="P15" text:outline-level="2"><text:span text:style-name="T23">Downtime</text:span></text:h>
          </text:deletion>
        </text:changed-region>
        <text:changed-region xml:id="ct152650768" text:id="ct152650768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55143648" text:id="ct155143648">
          <text:insertion>
            <office:change-info>
              <dc:creator>Luc Saffre</dc:creator>
              <dc:date>2017-02-09T06:25:00</dc:date>
            </office:change-info>
          </text:insertion>
        </text:changed-region>
        <text:changed-region xml:id="ct145569808" text:id="ct145569808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55137088" text:id="ct155137088">
          <text:format-change>
            <office:change-info>
              <dc:creator>Luc Saffre</dc:creator>
              <dc:date>2017-02-14T12:35:00</dc:date>
            </office:change-info>
          </text:format-change>
        </text:changed-region>
        <text:changed-region xml:id="ct155148768" text:id="ct155148768">
          <text:deletion>
            <office:change-info>
              <dc:creator>Luc Saffre</dc:creator>
              <dc:date>2017-02-09T05:55:00</dc:date>
            </office:change-info>
            <text:p text:style-name="P16"><text:span text:style-name="T24">account credit in the </text:span></text:p>
          </text:deletion>
        </text:changed-region>
        <text:changed-region xml:id="ct155089456" text:id="ct155089456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55089680" text:id="ct155089680">
          <text:deletion>
            <office:change-info>
              <dc:creator>Luc Saffre</dc:creator>
              <dc:date>2017-02-09T05:55:00</dc:date>
            </office:change-info>
            <text:p text:style-name="P16"><text:span text:style-name="T24">following amounts</text:span></text:p>
          </text:deletion>
        </text:changed-region>
        <text:changed-region xml:id="ct155185984" text:id="ct155185984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55179408" text:id="ct155179408">
          <text:deletion>
            <office:change-info>
              <dc:creator>Luc Saffre</dc:creator>
              <dc:date>2017-02-09T05:29:00</dc:date>
            </office:change-info>
            <text:p text:style-name="P17"><text:span text:style-name="T25">In case the </text:span></text:p>
          </text:deletion>
        </text:changed-region>
        <text:changed-region xml:id="ct164103776" text:id="ct164103776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55179632" text:id="ct15517963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55150992" text:id="ct155150992">
          <text:deletion>
            <office:change-info>
              <dc:creator>Luc Saffre</dc:creator>
              <dc:date>2017-02-09T05:29:00</dc:date>
            </office:change-info>
            <text:p text:style-name="P17"><text:span text:style-name="T25">caused by the Provider </text:span></text:p>
          </text:deletion>
        </text:changed-region>
        <text:changed-region xml:id="ct155151408" text:id="ct155151408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55168640" text:id="ct155168640">
          <text:deletion>
            <office:change-info>
              <dc:creator>Luc Saffre</dc:creator>
              <dc:date>2017-02-09T05:29:00</dc:date>
            </office:change-info>
            <text:p text:style-name="P17"><text:span text:style-name="T25">we </text:span></text:p>
          </text:deletion>
        </text:changed-region>
        <text:changed-region xml:id="ct155169296" text:id="ct155169296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55176544" text:id="ct155176544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155173408" text:id="ct155173408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155173632" text:id="ct155173632">
          <text:deletion>
            <office:change-info>
              <dc:creator>Luc Saffre</dc:creator>
              <dc:date>2017-02-14T12:33:00</dc:date>
            </office:change-info>
            <text:p text:style-name="P17"><text:span text:style-name="T26">(week?) </text:span></text:p>
          </text:deletion>
        </text:changed-region>
        <text:changed-region xml:id="ct155181056" text:id="ct155181056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155182576" text:id="ct155182576">
          <text:deletion>
            <office:change-info>
              <dc:creator>Luc Saffre</dc:creator>
              <dc:date>2017-02-14T12:34:00</dc:date>
            </office:change-info>
            <text:p text:style-name="P17"><text:span text:style-name="T25"><text:s/></text:span><text:span text:style-name="T27">(ZZZ seems not very much)</text:span></text:p>
          </text:deletion>
        </text:changed-region>
        <text:changed-region xml:id="ct155167024" text:id="ct155167024">
          <text:insertion>
            <office:change-info>
              <dc:creator>Luc Saffre</dc:creator>
              <dc:date>2017-02-09T05:30:00</dc:date>
            </office:change-info>
          </text:insertion>
        </text:changed-region>
        <text:changed-region xml:id="ct147948864" text:id="ct147948864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55164880" text:id="ct155164880">
          <text:insertion>
            <office:change-info>
              <dc:creator>Luc Saffre</dc:creator>
              <dc:date>2017-02-09T05:53:00</dc:date>
            </office:change-info>
          </text:insertion>
        </text:changed-region>
        <text:changed-region xml:id="ct155165104" text:id="ct155165104">
          <text:insertion>
            <office:change-info>
              <dc:creator>Luc Saffre</dc:creator>
              <dc:date>2017-02-09T05:32:00</dc:date>
            </office:change-info>
          </text:insertion>
        </text:changed-region>
        <text:changed-region xml:id="ct155165328" text:id="ct155165328">
          <text:insertion>
            <office:change-info>
              <dc:creator>Luc Saffre</dc:creator>
              <dc:date>2017-02-15T17:18:00</dc:date>
            </office:change-info>
          </text:insertion>
        </text:changed-region>
        <text:changed-region xml:id="ct155155072" text:id="ct155155072">
          <text:deletion>
            <office:change-info>
              <dc:creator>Luc Saffre</dc:creator>
              <dc:date>2017-02-09T05:26:00</dc:date>
            </office:change-info>
            <text:h text:style-name="P18" text:outline-level="2"><text:span text:style-name="T28">The Provider cannot be made responsible for security problems</text:span> caused by <text:span text:style-name="T29">the Client's inadvertence, including but not limited to malware on their system and granting inappropriate user permissions, giving SSH</text:span> access to the server to end-user<text:span text:style-name="T30">s</text:span> or <text:span text:style-name="T30">unauthorized third parties.</text:span></text:h>
            <text:p text:style-name="P19"><text:span text:style-name="T28">This SLA does not apply in circumstances that could be reasonably said to be beyond the Supplier’s control (</text:span><text:span text:style-name="T31">force majeure</text:span><text:span text:style-name="T29">) including but not limited to natural or man-made disasters, </text:span>regionwide internet disruptions or power loss.</text:p>
            <text:p text:style-name="Text_20_body"><text:span text:style-name="T25">No compensation if it is clearly a case of an outside attack (DDOS or similar). DDOS protection can be bought from third party providers for additional cost covered by the client.</text:span></text:p>
          </text:deletion>
        </text:changed-region>
        <text:changed-region xml:id="ct155168912" text:id="ct155168912">
          <text:deletion>
            <office:change-info>
              <dc:creator>Luc Saffre</dc:creator>
              <dc:date>2017-02-09T06:06:00</dc:date>
            </office:change-info>
            <text:p text:style-name="Text_20_body"><text:span text:style-name="T32"/></text:p>
            <text:p text:style-name="Text_20_body"><text:span text:style-name="T32"/></text:p>
          </text:deletion>
        </text:changed-region>
        <text:changed-region xml:id="ct155141504" text:id="ct155141504">
          <text:deletion>
            <office:change-info>
              <dc:creator>Luc Saffre</dc:creator>
              <dc:date>2017-02-09T05:55:00</dc:date>
            </office:change-info>
            <text:p text:style-name="Text_20_body"><text:span text:style-name="T32">The downtime caused by a scheduled maintenance operation is not counted into the yearly limit.</text:span></text:p>
          </text:deletion>
        </text:changed-region>
        <text:changed-region xml:id="ct155091424" text:id="ct155091424">
          <text:deletion>
            <office:change-info>
              <dc:creator>Luc Saffre</dc:creator>
              <dc:date>2017-02-09T05:59:00</dc:date>
            </office:change-info>
            <text:p text:style-name="Text_20_body"><text:span text:style-name="T32">pgrades the system regularly at times agreed with the Client in a way such as to cause minimal disruption to operations. </text:span></text:p>
          </text:deletion>
        </text:changed-region>
        <text:changed-region xml:id="ct155149776" text:id="ct155149776">
          <text:deletion>
            <office:change-info>
              <dc:creator>Luc Saffre</dc:creator>
              <dc:date>2017-02-09T05:27:00</dc:date>
            </office:change-info>
            <text:p text:style-name="Text_20_body"><text:span text:style-name="T32">U</text:span></text:p>
          </text:deletion>
        </text:changed-region>
        <text:changed-region xml:id="ct155182000" text:id="ct155182000">
          <text:deletion>
            <office:change-info>
              <dc:creator>Luc Saffre</dc:creator>
              <dc:date>2017-02-09T05:59:00</dc:date>
            </office:change-info>
            <text:p text:style-name="Text_20_body"><text:span text:style-name="T32">The Provider </text:span></text:p>
          </text:deletion>
        </text:changed-region>
        <text:changed-region xml:id="ct155182800" text:id="ct155182800">
          <text:deletion>
            <office:change-info>
              <dc:creator>Luc Saffre</dc:creator>
              <dc:date>2017-02-14T12:39:00</dc:date>
            </office:change-info>
            <text:p text:style-name="Text_20_body"><text:span text:style-name="T32"/></text:p>
            <text:p text:style-name="Text_20_body"><text:span text:style-name="T32"/></text:p>
          </text:deletion>
        </text:changed-region>
        <text:changed-region xml:id="ct155163216" text:id="ct15516321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155153984" text:id="ct155153984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147956064" text:id="ct147956064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155176032" text:id="ct155176032">
          <text:insertion>
            <office:change-info>
              <dc:creator>Luc Saffre</dc:creator>
              <dc:date>2017-02-15T17:45:00</dc:date>
            </office:change-info>
          </text:insertion>
        </text:changed-region>
        <text:changed-region xml:id="ct155192512" text:id="ct155192512">
          <text:insertion>
            <office:change-info>
              <dc:creator>Luc Saffre</dc:creator>
              <dc:date>2017-02-15T17:38:00</dc:date>
            </office:change-info>
          </text:insertion>
        </text:changed-region>
        <text:changed-region xml:id="ct155195952" text:id="ct155195952">
          <text:insertion>
            <office:change-info>
              <dc:creator>Luc Saffre</dc:creator>
              <dc:date>2017-02-15T17:41:00</dc:date>
            </office:change-info>
          </text:insertion>
        </text:changed-region>
        <text:changed-region xml:id="ct155199744" text:id="ct155199744">
          <text:insertion>
            <office:change-info>
              <dc:creator>Luc Saffre</dc:creator>
              <dc:date>2017-02-15T17:40:00</dc:date>
            </office:change-info>
          </text:insertion>
        </text:changed-region>
        <text:changed-region xml:id="ct155201120" text:id="ct155201120">
          <text:insertion>
            <office:change-info>
              <dc:creator>Luc Saffre</dc:creator>
              <dc:date>2017-02-15T17:41:00</dc:date>
            </office:change-info>
          </text:insertion>
        </text:changed-region>
        <text:changed-region xml:id="ct155203328" text:id="ct155203328">
          <text:insertion>
            <office:change-info>
              <dc:creator>Luc Saffre</dc:creator>
              <dc:date>2017-02-15T17:44:00</dc:date>
            </office:change-info>
          </text:insertion>
        </text:changed-region>
        <text:changed-region xml:id="ct155206448" text:id="ct155206448">
          <text:insertion>
            <office:change-info>
              <dc:creator>Luc Saffre</dc:creator>
              <dc:date>2017-02-15T17:46:00</dc:date>
            </office:change-info>
          </text:insertion>
        </text:changed-region>
        <text:changed-region xml:id="ct155207808" text:id="ct155207808">
          <text:insertion>
            <office:change-info>
              <dc:creator>Luc Saffre</dc:creator>
              <dc:date>2017-02-09T05:25:00</dc:date>
            </office:change-info>
          </text:insertion>
        </text:changed-region>
        <text:changed-region xml:id="ct164658592" text:id="ct164658592">
          <text:deletion>
            <office:change-info>
              <dc:creator>Luc Saffre</dc:creator>
              <dc:date>2017-02-16T11:50:00</dc:date>
            </office:change-info>
            <text:h text:style-name="P20" text:outline-level="2">Extra services</text:h>
            <text:p text:style-name="P21">The Provider can provide the following services for an extra fee negotiated separately<text:span text:style-name="T33">:</text:span></text:p>
            <text:p text:style-name="P22"><text:span text:style-name="T34">24/</text:span><text:span text:style-name="T7">7</text:span><text:span text:style-name="T34"> </text:span><text:span text:style-name="T7">Critical Issues S</text:span><text:span text:style-name="T34">upport </text:span><text:span text:style-name="T7">that monitors the server and takes care of critical issues (</text:span><text:span text:style-name="T34">connection problems </text:span><text:span text:style-name="T7">on Provider side, severe s</text:span><text:span text:style-name="T34">erver </text:span><text:span text:style-name="T7">problems, and similar). All non-critical issues will be dealt with during </text:span></text:p>
          </text:deletion>
        </text:changed-region>
        <text:changed-region xml:id="ct155181552" text:id="ct155181552">
          <text:deletion>
            <office:change-info>
              <dc:creator>Luc Saffre</dc:creator>
              <dc:date>2017-02-15T17:09:00</dc:date>
            </office:change-info>
            <text:p text:style-name="P22"><text:span text:style-name="T7">normal </text:span></text:p>
          </text:deletion>
        </text:changed-region>
        <text:changed-region xml:id="ct164049888" text:id="ct164049888">
          <text:deletion>
            <office:change-info>
              <dc:creator>Luc Saffre</dc:creator>
              <dc:date>2017-02-16T11:50:00</dc:date>
            </office:change-info>
            <text:p text:style-name="P22"><text:span text:style-name="T7">business hours</text:span></text:p>
          </text:deletion>
        </text:changed-region>
        <text:changed-region xml:id="ct155202944" text:id="ct155202944">
          <text:deletion>
            <office:change-info>
              <dc:creator>Luc Saffre</dc:creator>
              <dc:date>2017-02-15T17:08:00</dc:date>
            </office:change-info>
            <text:p text:style-name="P22"><text:span text:style-name="T7">:00)</text:span></text:p>
          </text:deletion>
        </text:changed-region>
        <text:changed-region xml:id="ct155202720" text:id="ct155202720">
          <text:deletion>
            <office:change-info>
              <dc:creator>Luc Saffre</dc:creator>
              <dc:date>2017-02-15T17:07:00</dc:date>
            </office:change-info>
            <text:p text:style-name="P22"><text:span text:style-name="T7">8</text:span></text:p>
          </text:deletion>
        </text:changed-region>
        <text:changed-region xml:id="ct155203744" text:id="ct155203744">
          <text:deletion>
            <office:change-info>
              <dc:creator>Luc Saffre</dc:creator>
              <dc:date>2017-02-15T17:08:00</dc:date>
            </office:change-info>
            <text:p text:style-name="P22"><text:span text:style-name="T7"><text:s/>(Mon-Fri 9:00-1</text:span></text:p>
          </text:deletion>
        </text:changed-region>
        <text:changed-region xml:id="ct155340960" text:id="ct155340960">
          <text:deletion>
            <office:change-info>
              <dc:creator>Luc Saffre</dc:creator>
              <dc:date>2017-02-16T11:50:00</dc:date>
            </office:change-info>
            <text:p text:style-name="P22"><text:span text:style-name="T7">. Response times for emergency support (investigating the problem, coming up with a fix) are </text:span><text:span text:style-name="T35">2 hours during business hours and 4 hours outside business hours</text:span><text:span text:style-name="T36">. </text:span></text:p>
            <text:list xml:id="list6124190576911373165" text:style-name="L1">
              <text:list-item>
                <text:p text:style-name="P23"><text:span text:style-name="T8">Offsite b</text:span>ackup plans<text:span text:style-name="T37"> with third party providers.</text:span></text:p>
              </text:list-item>
            </text:list>
            <text:p text:style-name="P24"><text:span text:style-name="T38">Assistance</text:span> with buying protection <text:span text:style-name="T38">against DDOS</text:span> and similar attacks from third party providers. </text:p>
            <text:p text:style-name="P22"><text:span text:style-name="T36"/></text:p>
          </text:deletion>
        </text:changed-region>
        <text:changed-region xml:id="ct155113248" text:id="ct155113248">
          <text:deletion>
            <office:change-info>
              <dc:creator>Tanel Saimre</dc:creator>
              <dc:date>2017-01-25T17:37:00</dc:date>
            </office:change-info>
            <text:p text:style-name="P25"><text:span text:style-name="T39">(can go away:)</text:span><text:span text:style-name="T40"> </text:span></text:p>
          </text:deletion>
        </text:changed-region>
        <text:changed-region xml:id="ct71463232" text:id="ct71463232">
          <text:insertion>
            <office:change-info>
              <dc:creator>Luc Saffre</dc:creator>
              <dc:date>2017-02-16T11:50:00</dc:date>
            </office:change-info>
          </text:insertion>
        </text:changed-region>
        <text:changed-region xml:id="ct155112784" text:id="ct155112784">
          <text:format-change>
            <office:change-info>
              <dc:creator>Luc Saffre</dc:creator>
              <dc:date>2017-02-14T12:41:00</dc:date>
            </office:change-info>
          </text:format-change>
        </text:changed-region>
        <text:changed-region xml:id="ct169464464" text:id="ct169464464">
          <text:insertion>
            <office:change-info>
              <dc:creator>Luc Saffre</dc:creator>
              <dc:date>2017-02-16T12:43:00</dc:date>
            </office:change-info>
          </text:insertion>
        </text:changed-region>
        <text:changed-region xml:id="ct184243552" text:id="ct184243552">
          <text:insertion>
            <office:change-info>
              <dc:creator>Luc Saffre</dc:creator>
              <dc:date>2017-02-16T12:43:00</dc:date>
            </office:change-info>
          </text:insertion>
        </text:changed-region>
        <text:changed-region xml:id="ct166543264" text:id="ct166543264">
          <text:deletion>
            <office:change-info>
              <dc:creator>Luc Saffre</dc:creator>
              <dc:date>2017-02-16T12:43:00</dc:date>
            </office:change-info>
            <text:p text:style-name="P26">Confidentiality of This Agreement</text:p>
            <text:p text:style-name="Text_20_body"><text:span text:style-name="T41">This </text:span><text:span text:style-name="T42">is a confidential </text:span><text:span text:style-name="T41">agreement </text:span><text:span text:style-name="T42">signed between the Provider</text:span></text:p>
          </text:deletion>
        </text:changed-region>
        <text:changed-region xml:id="ct70394528" text:id="ct70394528">
          <text:deletion>
            <office:change-info>
              <dc:creator>Luc Saffre</dc:creator>
              <dc:date>2017-02-16T11:39:00</dc:date>
            </office:change-info>
            <text:p text:style-name="Text_20_body"><text:span text:style-name="T42">, Rumma &amp; Ko, </text:span></text:p>
          </text:deletion>
        </text:changed-region>
        <text:changed-region xml:id="ct154310208" text:id="ct154310208">
          <text:deletion>
            <office:change-info>
              <dc:creator>Luc Saffre</dc:creator>
              <dc:date>2017-02-16T12:43:00</dc:date>
            </office:change-info>
            <text:p text:style-name="Text_20_body"><text:span text:style-name="T42">and the Client. Both parties keep it confidential from other parties. </text:span></text:p>
            <text:p text:style-name="Text_20_body"><text:span text:style-name="T42"/></text:p>
          </text:deletion>
        </text:changed-region>
        <text:changed-region xml:id="ct169660448" text:id="ct169660448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Heading_20_1" text:outline-level="1">Lino <text:span text:style-name="T156">Hosting Service Level Agreement</text:span></text:h>
      <text:h text:style-name="Heading_20_2" text:outline-level="2">Introduction</text:h>
      <text:p text:style-name="P1">This Service Level Agreement (“SLA”) describes the service <text:change text:change-id="ct155074272"/><text:change-start text:change-id="ct155080896"/><text:span text:style-name="T158">provided by</text:span><text:change-end text:change-id="ct155080896"/> Rumma &amp; Ko (“Provider”) <text:change text:change-id="ct155081280"/>to [Company name] (“Client”). </text:p>
      <text:p text:style-name="P2"><text:change-start text:change-id="ct140605312"/><text:span text:style-name="T171">(</text:span><text:span text:style-name="T171"><text:sequence text:ref-name="refStep0" text:name="Step" style:num-format="1">1</text:sequence></text:span><text:span text:style-name="T171">) </text:span><text:change-end text:change-id="ct140605312"/><text:span text:style-name="T1">The Client is </text:span><text:change-start text:change-id="ct155083104"/><text:span text:style-name="T1">assumed</text:span><text:change-end text:change-id="ct155083104"/><text:change text:change-id="ct155083424"/><text:span text:style-name="T1"> to have a support &amp; maintenance agreement with a third-party provider (“</text:span><text:change text:change-id="ct155084656"/><text:change-start text:change-id="ct155085840"/><text:span text:style-name="T1">Deve</text:span><text:change-end text:change-id="ct155085840"/><text:change-start text:change-id="ct155087120"/><text:span text:style-name="T1">loper</text:span><text:change-end text:change-id="ct155087120"/><text:span text:style-name="T1">”) of their choice which </text:span>cover<text:span text:style-name="T155">s</text:span> <text:change text:change-id="ct163345408"/>support<text:change text:change-id="ct143360320"/><text:change-start text:change-id="ct147987888"/> <text:change-end text:change-id="ct147987888"/><text:span text:style-name="T155">and</text:span> <text:change text:change-id="ct146979728"/><text:change-start text:change-id="ct155103504"/><text:span text:style-name="T175">maintenance </text:span><text:change-end text:change-id="ct155103504"/><text:span text:style-name="T175">for the Lino application itself. This SLA does </text:span><text:span text:style-name="T140">not </text:span><text:span text:style-name="T43">cover these services.</text:span></text:p>
      <text:h text:style-name="Heading_20_2" text:outline-level="2">Duration and fee</text:h>
      <text:p text:style-name="P3"><text:change-start text:change-id="ct164779728"/><text:span text:style-name="T172">(</text:span><text:span text:style-name="T172"><text:sequence text:ref-name="refStep1" text:name="Step" text:formula="ooow:Step+1" style:num-format="1">2</text:sequence></text:span><text:span text:style-name="T172">) </text:span><text:change-end text:change-id="ct164779728"/>This agreement <text:span text:style-name="T154">starts on [Start date] and lasts </text:span>for an undetermined period of time<text:change text:change-id="ct155082848"/>, with a yearly option on both sides to terminate.</text:p>
      <text:p text:style-name="P3"><text:change-start text:change-id="ct163579168"/><text:span text:style-name="T172">(</text:span><text:span text:style-name="T172"><text:sequence text:ref-name="refStep2" text:name="Step" text:formula="ooow:Step+1" style:num-format="1">3</text:sequence></text:span><text:span text:style-name="T172">) </text:span><text:change-end text:change-id="ct163579168"/>The <text:span text:style-name="T153">basic annual </text:span>fee is <text:span text:style-name="T153">fixed to [Base Fee] € / year.</text:span><text:change-start text:change-id="ct155092096"/></text:p>
      <text:p text:style-name="P33"><text:span text:style-name="T172">(</text:span><text:span text:style-name="T172"><text:sequence text:ref-name="refStep3" text:name="Step" text:formula="ooow:Step+1" style:num-format="1">4</text:sequence></text:span><text:span text:style-name="T172">) </text:span>The fee for a given period is to be paid <text:change-end text:change-id="ct155092096"/><text:change-start text:change-id="ct155065872"/><text:span text:style-name="T159">at least one day before the period starts</text:span><text:change-end text:change-id="ct155065872"/><text:change-start text:change-id="ct155084432"/>. If the fee is not paid, this agreement is considered inactive.<text:change-end text:change-id="ct155084432"/><text:change-start text:change-id="ct154935360"/> <text:span text:style-name="T166">[But if Provider forgets to write invoice?]</text:span><text:change-end text:change-id="ct154935360"/></text:p>
      <text:p text:style-name="P4"><text:change-start text:change-id="ct146077440"/><text:span text:style-name="T123">(</text:span><text:span text:style-name="T123"><text:sequence text:ref-name="refStep4" text:name="Step" text:formula="ooow:Step+1" style:num-format="1">5</text:sequence></text:span><text:span text:style-name="T123">) </text:span><text:change-end text:change-id="ct146077440"/>The fee is adapted yearly according to the <text:change-start text:change-id="ct155084112"/><text:span text:style-name="T158">latest </text:span><text:change-end text:change-id="ct155084112"/>consumer price index as published by the national statistics board in the client's country.</text:p>
      <text:p text:style-name="P3"><text:change-start text:change-id="ct142058000"/><text:span text:style-name="T172">(</text:span><text:span text:style-name="T172"><text:sequence text:ref-name="refStep5" text:name="Step" text:formula="ooow:Step+1" style:num-format="1">6</text:sequence></text:span><text:span text:style-name="T172">) </text:span><text:change-end text:change-id="ct142058000"/><text:span text:style-name="T157">The fee </text:span>may be adapted <text:span text:style-name="T154">by the Provider once per year depending on changed circumstances or market situation. In case the fee increases by more than </text:span><text:change-start text:change-id="ct155090064"/><text:span text:style-name="T2">5%</text:span><text:change-end text:change-id="ct155090064"/><text:span text:style-name="T154">, the Provider must announce the price change at least </text:span><text:change text:change-id="ct155087536"/><text:change-start text:change-id="ct155089200"/><text:span text:style-name="T46">three </text:span><text:change-end text:change-id="ct155089200"/><text:change-start text:change-id="ct154889776"/><text:span text:style-name="T2">month</text:span><text:change-end text:change-id="ct154889776"/><text:change-start text:change-id="ct155096992"/><text:span text:style-name="T46">s</text:span><text:change-end text:change-id="ct155096992"/><text:change-start text:change-id="ct155098512"/><text:span text:style-name="T2"> </text:span><text:change-end text:change-id="ct155098512"/><text:span text:style-name="T154">in advance.</text:span></text:p>
      <text:p text:style-name="P4"><text:change-start text:change-id="ct147956320"/><text:span text:style-name="T124">(</text:span><text:span text:style-name="T124"><text:sequence text:ref-name="refStep6" text:name="Step" text:formula="ooow:Step+1" style:num-format="1">7</text:sequence></text:span><text:span text:style-name="T124">) </text:span><text:change-end text:change-id="ct147956320"/><text:change-start text:change-id="ct155099360"/><text:span text:style-name="T54">[not accept</text:span><text:change-end text:change-id="ct155099360"/><text:change-start text:change-id="ct155082080"/><text:span text:style-name="T54">able] </text:span><text:change-end text:change-id="ct155082080"/><text:span text:style-name="T3">The Provider has </text:span><text:change-start text:change-id="ct155085600"/><text:span text:style-name="T53">the </text:span><text:change-end text:change-id="ct155085600"/><text:span text:style-name="T3">right to change </text:span><text:change text:change-id="ct155094112"/><text:change-start text:change-id="ct155090288"/><text:span text:style-name="T53">the terms of </text:span><text:change-end text:change-id="ct155090288"/><text:span text:style-name="T3">this agreement with a notice </text:span><text:change-start text:change-id="ct155088912"/><text:span text:style-name="T53">of </text:span><text:change-end text:change-id="ct155088912"/><text:span text:style-name="T3">one month before it takes effect.</text:span><text:change text:change-id="ct155101536"/></text:p>
      <text:p text:style-name="P34"><text:change-start text:change-id="ct165015984"/><text:span text:style-name="T172">(</text:span><text:span text:style-name="T172"><text:sequence text:ref-name="refStep7" text:name="Step" text:formula="ooow:Step+1" style:num-format="1">8</text:sequence></text:span><text:span text:style-name="T172">) </text:span><text:change-end text:change-id="ct165015984"/><text:change-start text:change-id="ct154891200"/><text:span text:style-name="T176">[remove if possible, might cause problems.] </text:span><text:change-end text:change-id="ct154891200"/>The general terms and conditions of Rumma &amp; Ko OÜ apply.</text:p>
      <text:h text:style-name="P5" text:outline-level="2"><text:span text:style-name="T146">The </text:span>Provider<text:span text:style-name="T4">'s </text:span><text:change text:change-id="ct155090912"/><text:change text:change-id="ct155088528"/><text:change-start text:change-id="ct155100944"/><text:span text:style-name="T4">responsibilities</text:span><text:change-end text:change-id="ct155100944"/></text:h>
      <text:p text:style-name="P6"><text:change-start text:change-id="ct154907040"/><text:span text:style-name="T123">(</text:span><text:span text:style-name="T123"><text:sequence text:ref-name="refStep8" text:name="Step" text:formula="ooow:Step+1" style:num-format="1">9</text:sequence></text:span><text:span text:style-name="T123">) </text:span><text:change-end text:change-id="ct154907040"/><text:span text:style-name="T84">The Provider </text:span><text:span text:style-name="T100">commits itself to offer a high level of service and </text:span><text:change text:change-id="ct155101168"/><text:change-start text:change-id="ct155097744"/><text:span text:style-name="T143">excellent </text:span><text:change-end text:change-id="ct155097744"/><text:span text:style-name="T143">customer</text:span><text:span text:style-name="T100"> experience</text:span><text:span text:style-name="T6"> at all times.</text:span><text:change text:change-id="ct163236944"/><text:change text:change-id="ct164164304"/></text:p>
      <text:p text:style-name="P7"><text:change-start text:change-id="ct164711056"/><text:span text:style-name="T172">(</text:span><text:span text:style-name="T172"><text:sequence text:ref-name="refStep9" text:name="Step" text:formula="ooow:Step+1" style:num-format="1">10</text:sequence></text:span><text:span text:style-name="T172">) </text:span><text:change-end text:change-id="ct164711056"/><text:change-start text:change-id="ct164751984"/><text:span text:style-name="T8">The Provider c</text:span><text:change-end text:change-id="ct164751984"/><text:change text:change-id="ct165436432"/><text:span text:style-name="T8">arries out the i</text:span>nitial system and domain setup, <text:span text:style-name="T151">sets up a virtual server</text:span> host<text:span text:style-name="T150">ing system.</text:span><text:change-start text:change-id="ct155102608"/><text:span text:style-name="T150"> </text:span><text:span text:style-name="T132">The data must be localized </text:span><text:span text:style-name="T134">on the territory </text:span><text:span text:style-name="T133">of the</text:span><text:span text:style-name="T132"> Eur</text:span><text:change-end text:change-id="ct155102608"/><text:change-start text:change-id="ct155103936"/><text:span text:style-name="T132">opean Union.</text:span><text:change-end text:change-id="ct155103936"/></text:p>
      <text:p text:style-name="P7"><text:change-start text:change-id="ct164465840"/><text:span text:style-name="T172">(</text:span><text:span text:style-name="T172"><text:sequence text:ref-name="refStep10" text:name="Step" text:formula="ooow:Step+1" style:num-format="1">11</text:sequence></text:span><text:span text:style-name="T172">) </text:span><text:span text:style-name="T8">The Provider a</text:span><text:change-end text:change-id="ct164465840"/><text:change text:change-id="ct164483424"/><text:span text:style-name="T8">llows SSH</text:span> access to the server <text:span text:style-name="T151">to the client’s </text:span>designated <text:change text:change-id="ct155104640"/><text:change-start text:change-id="ct155105136"/><text:span text:style-name="T162">D</text:span><text:change-end text:change-id="ct155105136"/>ev<text:span text:style-name="T150">e</text:span>loper <text:span text:style-name="T8">who is responsible for installing any </text:span><text:change text:change-id="ct155106784"/><text:span text:style-name="T8">applications working on the system.</text:span></text:p>
      <text:p text:style-name="P6"><text:change-start text:change-id="ct164630096"/><text:span text:style-name="T123">(</text:span><text:span text:style-name="T123"><text:sequence text:ref-name="refStep11" text:name="Step" text:formula="ooow:Step+1" style:num-format="1">12</text:sequence></text:span><text:span text:style-name="T123">) </text:span><text:span text:style-name="T7">The Provider </text:span><text:change-end text:change-id="ct164630096"/><text:change text:change-id="ct163103616"/><text:change-start text:change-id="ct164733424"/><text:span text:style-name="T115">e</text:span><text:change-end text:change-id="ct164733424"/><text:span text:style-name="T9">nsures </text:span><text:change text:change-id="ct154897120"/><text:change-start text:change-id="ct155088048"/><text:span text:style-name="T90">server </text:span><text:change-end text:change-id="ct155088048"/><text:change-start text:change-id="ct155107312"/><text:span text:style-name="T91">uptime </text:span><text:change-end text:change-id="ct155107312"/><text:change-start text:change-id="ct155109456"/><text:span text:style-name="T78">as specified below.</text:span><text:change-end text:change-id="ct155109456"/><text:change text:change-id="ct155110128"/><text:change text:change-id="ct155109904"/><text:change text:change-id="ct155109680"/></text:p>
      <text:p text:style-name="P8"><text:change-start text:change-id="ct163304864"/><text:span text:style-name="T172">(</text:span><text:span text:style-name="T172"><text:sequence text:ref-name="refStep12" text:name="Step" text:formula="ooow:Step+1" style:num-format="1">13</text:sequence></text:span><text:span text:style-name="T172">) </text:span><text:span text:style-name="T8">The Provider </text:span><text:change-end text:change-id="ct163304864"/><text:change text:change-id="ct143176816"/><text:change-start text:change-id="ct162839072"/><text:span text:style-name="T8">m</text:span><text:change-end text:change-id="ct162839072"/>akes sure no confidential information is made available to third parties. The Provider uses client information solely for administering the account and collecting usage statistics.</text:p>
      <text:p text:style-name="P6"><text:change-start text:change-id="ct164132256"/><text:span text:style-name="T123">(</text:span><text:span text:style-name="T123"><text:sequence text:ref-name="refStep13" text:name="Step" text:formula="ooow:Step+1" style:num-format="1">14</text:sequence></text:span><text:span text:style-name="T123">) </text:span><text:span text:style-name="T7">The Provider </text:span><text:change-end text:change-id="ct164132256"/><text:change text:change-id="ct164481824"/><text:change-start text:change-id="ct165171424"/><text:span text:style-name="T115">t</text:span><text:change-end text:change-id="ct165171424"/><text:span text:style-name="T12">akes all </text:span><text:change-start text:change-id="ct155111216"/><text:span text:style-name="T89">reasonable </text:span><text:change-end text:change-id="ct155111216"/><text:span text:style-name="T12">security measures necessary for protecting the </text:span><text:span text:style-name="T57">system </text:span><text:change text:change-id="ct155116560"/><text:change-start text:change-id="ct155117792"/><text:span text:style-name="T89">against un</text:span><text:change-end text:change-id="ct155117792"/><text:change-start text:change-id="ct155119024"/><text:span text:style-name="T89">authorized access.</text:span><text:change-end text:change-id="ct155119024"/><text:change text:change-id="ct155119792"/><text:change text:change-id="ct155119568"/><text:change text:change-id="ct155119344"/></text:p>
      <text:p text:style-name="P9"><text:change-start text:change-id="ct164810720"/><text:span text:style-name="T172">(</text:span><text:span text:style-name="T172"><text:sequence text:ref-name="refStep14" text:name="Step" text:formula="ooow:Step+1" style:num-format="1">15</text:sequence></text:span><text:span text:style-name="T172">) </text:span><text:span text:style-name="T8">The Provider </text:span><text:change-end text:change-id="ct164810720"/><text:change text:change-id="ct155206864"/><text:change-start text:change-id="ct154192864"/><text:span text:style-name="T8">r</text:span><text:change-end text:change-id="ct154192864"/>esponds to any critical server issue during business hours <text:change-start text:change-id="ct155118512"/><text:span text:style-name="T44">within 4 hours</text:span><text:change-end text:change-id="ct155118512"/> and resolves it as quickly as possible. </text:p>
      <text:p text:style-name="P7"><text:change-start text:change-id="ct164488736"/><text:soft-page-break/><text:span text:style-name="T172">(</text:span><text:span text:style-name="T172"><text:sequence text:ref-name="refStep15" text:name="Step" text:formula="ooow:Step+1" style:num-format="1">16</text:sequence></text:span><text:span text:style-name="T172">) </text:span><text:span text:style-name="T8">The Provider </text:span><text:change-end text:change-id="ct164488736"/><text:change text:change-id="ct166511184"/><text:change-start text:change-id="ct162806272"/><text:span text:style-name="T8">m</text:span><text:change-end text:change-id="ct162806272"/><text:span text:style-name="T8">akes </text:span><text:change-start text:change-id="ct155120752"/><text:span text:style-name="T44">nightly backups </text:span><text:change-end text:change-id="ct155120752"/>of data and can restore the server to last night's standing.<text:change text:change-id="ct155111440"/><text:change-start text:change-id="ct155116976"/> <text:change-end text:change-id="ct155116976"/><text:change-start text:change-id="ct155121264"/><text:span text:style-name="T131">The Provider is </text:span><text:span text:style-name="T17">not responsible for any data loss occurring</text:span><text:change-end text:change-id="ct155121264"/><text:change text:change-id="ct155113728"/><text:change-start text:change-id="ct155125248"/><text:span text:style-name="T17"> </text:span><text:span text:style-name="T130">after the night backup</text:span><text:change-end text:change-id="ct155125248"/><text:change-start text:change-id="ct155126368"/><text:span text:style-name="T17">.</text:span><text:change-end text:change-id="ct155126368"/> Additional offsite backup plans are available as an extra service.<text:change-start text:change-id="ct155127248"/></text:p>
      <text:p text:style-name="P4"><text:change-end text:change-id="ct155127248"/><text:change text:change-id="ct155129392"/><text:change text:change-id="ct155127920"/><text:change-start text:change-id="ct164143856"/><text:span text:style-name="T124">(</text:span><text:span text:style-name="T124"><text:sequence text:ref-name="refStep16" text:name="Step" text:formula="ooow:Step+1" style:num-format="1">17</text:sequence></text:span><text:span text:style-name="T124">) </text:span><text:span text:style-name="T55">The Provider </text:span><text:span text:style-name="T56">gives </text:span><text:change-end text:change-id="ct164143856"/><text:change-start text:change-id="ct155114144"/>technical support to the Developer for problems <text:change-end text:change-id="ct155114144"/><text:change-start text:change-id="ct155117280"/>related to the integration of the <text:change-end text:change-id="ct155117280"/><text:change-start text:change-id="ct155086496"/><text:s/>application to the operating system<text:change-end text:change-id="ct155086496"/><text:change-start text:change-id="ct155116048"/>, including but not limited to<text:change-end text:change-id="ct155116048"/><text:change-start text:change-id="ct155123312"/> configuration of m<text:change-end text:change-id="ct155123312"/><text:change-start text:change-id="ct155117504"/>ail transfer agent, database <text:change-end text:change-id="ct155117504"/><text:change-start text:change-id="ct155086720"/>and web server<text:change-end text:change-id="ct155086720"/><text:change-start text:change-id="ct155115712"/>.<text:change-end text:change-id="ct155115712"/></text:p>
      <text:h text:style-name="P10" text:outline-level="2"><text:span text:style-name="T146">The C</text:span>lient<text:span text:style-name="T4">'s </text:span><text:change text:change-id="ct155122640"/><text:change text:change-id="ct154980400"/><text:change-start text:change-id="ct154980752"/><text:span text:style-name="T87">responsibilities</text:span><text:change-end text:change-id="ct154980752"/></text:h>
      <text:p text:style-name="P11"><text:change-start text:change-id="ct164477600"/><text:span text:style-name="T123">(</text:span><text:span text:style-name="T123"><text:sequence text:ref-name="refStep17" text:name="Step" text:formula="ooow:Step+1" style:num-format="1">18</text:sequence></text:span><text:span text:style-name="T123">) </text:span><text:change-end text:change-id="ct164477600"/><text:span text:style-name="T84">T</text:span><text:span text:style-name="T57">he Client uses the server in good will</text:span><text:span text:style-name="T20"> as agreed with </text:span><text:change-start text:change-id="ct163219792"/><text:span text:style-name="T117">the </text:span><text:change-end text:change-id="ct163219792"/><text:span text:style-name="T20">Provider.</text:span><text:change text:change-id="ct146089328"/><text:change text:change-id="ct126278112"/></text:p>
      <text:p text:style-name="P12"><text:change-start text:change-id="ct166654416"/><text:span text:style-name="T172">(</text:span><text:span text:style-name="T172"><text:sequence text:ref-name="refStep18" text:name="Step" text:formula="ooow:Step+1" style:num-format="1">19</text:sequence></text:span><text:span text:style-name="T172">) </text:span><text:span text:style-name="T4">The Client p</text:span><text:change-end text:change-id="ct166654416"/><text:change text:change-id="ct164811088"/>a<text:span text:style-name="T145">ys the service fee in full by the agreed time (monthly or yearly)</text:span></text:p>
      <text:p text:style-name="P12"><text:change-start text:change-id="ct142531904"/><text:span text:style-name="T172">(</text:span><text:span text:style-name="T172"><text:sequence text:ref-name="refStep19" text:name="Step" text:formula="ooow:Step+1" style:num-format="1">20</text:sequence></text:span><text:span text:style-name="T172">) </text:span><text:span text:style-name="T4">The Client </text:span><text:change-end text:change-id="ct142531904"/><text:change text:change-id="ct166490720"/><text:change-start text:change-id="ct164743072"/><text:span text:style-name="T4">m</text:span><text:change-end text:change-id="ct164743072"/><text:span text:style-name="T4">aintains good communication with the Provider at all times and r</text:span>eport<text:span text:style-name="T145">s</text:span> <text:span text:style-name="T145">any problems concerning the service as soon as possible via previously agreed communication channels.</text:span></text:p>
      <text:p text:style-name="P12"><text:change-start text:change-id="ct164766192"/><text:span text:style-name="T172">(</text:span><text:span text:style-name="T172"><text:sequence text:ref-name="refStep20" text:name="Step" text:formula="ooow:Step+1" style:num-format="1">21</text:sequence></text:span><text:span text:style-name="T172">) </text:span><text:span text:style-name="T4">The Client </text:span><text:change-end text:change-id="ct164766192"/><text:change text:change-id="ct162842512"/><text:change-start text:change-id="ct165775568"/><text:span text:style-name="T4">a</text:span><text:change-end text:change-id="ct165775568"/>nswer<text:span text:style-name="T145">s</text:span> to callback question <text:span text:style-name="T145">from the Provider and p</text:span>rovide<text:span text:style-name="T145">s</text:span> any information needed to solve <text:span text:style-name="T145">the </text:span>problem <text:span text:style-name="T145">to the best of their ability via previously agreed communication channels. </text:span></text:p>
      <text:p text:style-name="P13"><text:change-start text:change-id="ct154302384"/><text:span text:style-name="T172">(</text:span><text:span text:style-name="T172"><text:sequence text:ref-name="refStep21" text:name="Step" text:formula="ooow:Step+1" style:num-format="1">22</text:sequence></text:span><text:span text:style-name="T172">) </text:span><text:span text:style-name="T4">The Client a</text:span><text:change-end text:change-id="ct154302384"/><text:change text:change-id="ct154310608"/>llows for scheduled maintenance and upgrading works to be performed on the server and is helpful in determin<text:span text:style-name="T152">ing</text:span> the best manner and schedule for performing these works. </text:p>
      <text:p text:style-name="P14"><text:change-start text:change-id="ct166319184"/><text:span text:style-name="T123">(</text:span><text:span text:style-name="T123"><text:sequence text:ref-name="refStep22" text:name="Step" text:formula="ooow:Step+1" style:num-format="1">23</text:sequence></text:span><text:span text:style-name="T123">) </text:span><text:span text:style-name="T84">The Client </text:span><text:change-end text:change-id="ct166319184"/><text:change text:change-id="ct154312384"/><text:change-start text:change-id="ct154519968"/><text:span text:style-name="T116">u</text:span><text:change-end text:change-id="ct154519968"/><text:span text:style-name="T57">se</text:span><text:span text:style-name="T85">s</text:span><text:span text:style-name="T57"> the system </text:span><text:span text:style-name="T85">only </text:span><text:span text:style-name="T57">as intended </text:span><text:span text:style-name="T85">for the purpose of running the Lino applications. The client refrains from using the server for other purposes</text:span><text:span text:style-name="T82"> or</text:span><text:span text:style-name="T85"> overloading the server either on purpose o</text:span><text:span text:style-name="T82">r</text:span><text:span text:style-name="T85"> by accident.</text:span></text:p>
      <text:h text:style-name="P64" text:outline-level="2"><text:change-start text:change-id="ct155172368"/>Server uptime</text:h>
      <text:p text:style-name="P17"><text:span text:style-name="T123">(</text:span><text:span text:style-name="T123"><text:sequence text:ref-name="refStep23" text:name="Step" text:formula="ooow:Step+1" style:num-format="1">24</text:sequence></text:span><text:span text:style-name="T123">) </text:span><text:span text:style-name="T94">The provider e</text:span><text:span text:style-name="T9">nsures </text:span><text:span text:style-name="T88">[</text:span><text:span text:style-name="T9">99.8%</text:span><text:span text:style-name="T88">]</text:span><text:span text:style-name="T9"> uptime </text:span><text:span text:style-name="T78">during business hours (</text:span><text:span text:style-name="T79">[Business hours:</text:span><text:span text:style-name="T10">Mon-Fri </text:span><text:span text:style-name="T62">9</text:span><text:span text:style-name="T10">:00-1</text:span><text:span text:style-name="T64">9</text:span><text:span text:style-name="T10">:00 </text:span><text:span text:style-name="T63">Estonian time</text:span><text:span text:style-name="T79">]</text:span><text:span text:style-name="T78">, except legal holidays </text:span><text:span text:style-name="T10">in Estonia</text:span><text:span text:style-name="T78">).</text:span><text:change-end text:change-id="ct155172368"/><text:change-start text:change-id="ct155174640"/><text:span text:style-name="T78"> </text:span><text:span text:style-name="T95">[Approximately 365 days – 10 holidays</text:span><text:change-end text:change-id="ct155174640"/><text:change-start text:change-id="ct155178992"/><text:span text:style-name="T95"> = 355 days, </text:span><text:span text:style-name="T122">i.e.</text:span><text:span text:style-name="T95"> 355 / 7 * 5 = </text:span><text:change-end text:change-id="ct155178992"/><text:change-start text:change-id="ct155180256"/><text:span text:style-name="T95">250 business days per year</text:span><text:change-end text:change-id="ct155180256"/><text:change-start text:change-id="ct155183872"/><text:span text:style-name="T95">, </text:span><text:span text:style-name="T122">i.e.</text:span><text:span text:style-name="T95"> </text:span><text:change-end text:change-id="ct155183872"/><text:change-start text:change-id="ct155186464"/><text:span text:style-name="T95">2500 hours per year, </text:span><text:span text:style-name="T96">2500 * 0.002 = 5 hours per year downtime is tol</text:span><text:change-end text:change-id="ct155186464"/><text:change-start text:change-id="ct152651712"/><text:span text:style-name="T96">erated.</text:span><text:change-end text:change-id="ct152651712"/><text:change-start text:change-id="ct155156256"/></text:p>
      <text:p text:style-name="P39"><text:span text:style-name="T172">(</text:span><text:span text:style-name="T172"><text:sequence text:ref-name="refStep24" text:name="Step" text:formula="ooow:Step+1" style:num-format="1">25</text:sequence></text:span><text:span text:style-name="T172">) </text:span>The Provider upgrades the system regularly at times agreed with the Client in a way such as to cause minimal disruption to operations. <text:span text:style-name="T177">The downtime caused by a scheduled maintenance operation is not counted into the agreed limit.</text:span><text:change-end text:change-id="ct155156256"/><text:change-start text:change-id="ct155144672"/></text:p>
      <text:h text:style-name="P15" text:outline-level="2"><text:change-end text:change-id="ct155144672"/><text:change text:change-id="ct155142416"/><text:change text:change-id="ct154990304"/><text:change text:change-id="ct154989440"/><text:change-start text:change-id="ct152650768"/><text:span text:style-name="T22">C</text:span><text:span text:style-name="T57">ompensation</text:span><text:change-end text:change-id="ct152650768"/><text:change-start text:change-id="ct155143648"/><text:span text:style-name="T97">s</text:span><text:change-end text:change-id="ct155143648"/></text:h>
      <text:p text:style-name="P16"><text:change-start text:change-id="ct145569808"/><text:span text:style-name="T172">(</text:span><text:span text:style-name="T172"><text:sequence text:ref-name="refStep26" text:name="Step" text:formula="ooow:Step+1" style:num-format="1">26</text:sequence></text:span><text:span text:style-name="T172">) </text:span><text:change-end text:change-id="ct145569808"/>In case <text:span text:style-name="T150">the Provider </text:span><text:change-start text:change-id="ct155137088"/><text:span text:style-name="T163">fails to provide </text:span><text:change-end text:change-id="ct155137088"/>the hosting service according to the <text:span text:style-name="T24">terms set in this agreement, they offer </text:span><text:change text:change-id="ct155148768"/><text:change-start text:change-id="ct155089456"/><text:span text:style-name="T24">compensation </text:span><text:change-end text:change-id="ct155089456"/><text:change text:change-id="ct155089680"/><text:change-start text:change-id="ct155185984"/><text:span text:style-name="T24">as follows</text:span><text:change-end text:change-id="ct155185984"/><text:span text:style-name="T24">:</text:span></text:p>
      <text:p text:style-name="P17"><text:change text:change-id="ct155179408"/><text:change-start text:change-id="ct164103776"/><text:span text:style-name="T123">(</text:span><text:span text:style-name="T123"><text:sequence text:ref-name="refStep27" text:name="Step" text:formula="ooow:Step+1" style:num-format="1">27</text:sequence></text:span><text:span text:style-name="T123">) </text:span><text:change-end text:change-id="ct164103776"/><text:change-start text:change-id="ct155179632"/><text:span text:style-name="T102">Server </text:span><text:change-end text:change-id="ct155179632"/><text:span text:style-name="T25">downtime </text:span><text:change text:change-id="ct155150992"/><text:change-start text:change-id="ct155151408"/><text:span text:style-name="T102">which </text:span><text:change-end text:change-id="ct155151408"/><text:span text:style-name="T25">exceeds the limit set in this SLA </text:span><text:change text:change-id="ct155168640"/><text:change-start text:change-id="ct155169296"/><text:span text:style-name="T102">is </text:span><text:change-end text:change-id="ct155169296"/><text:span text:style-name="T25">compensate</text:span><text:change-start text:change-id="ct155176544"/><text:span text:style-name="T102">d</text:span><text:change-end text:change-id="ct155176544"/><text:span text:style-name="T25"> </text:span><text:change-start text:change-id="ct155173408"/><text:span text:style-name="T144">by one day </text:span><text:change-end text:change-id="ct155173408"/><text:change text:change-id="ct155173632"/><text:change-start text:change-id="ct155181056"/><text:span text:style-name="T144">of free services per hour </text:span><text:change-end text:change-id="ct155181056"/><text:span text:style-name="T25">of downtime.</text:span><text:change text:change-id="ct155182576"/><text:change-start text:change-id="ct155167024"/></text:p>
      <text:p text:style-name="P32"><text:change-end text:change-id="ct155167024"/><text:change-start text:change-id="ct147948864"/><text:span text:style-name="T172">(</text:span><text:span text:style-name="T172"><text:sequence text:ref-name="refStep28" text:name="Step" text:formula="ooow:Step+1" style:num-format="1">28</text:sequence></text:span><text:span text:style-name="T172">) </text:span><text:change-end text:change-id="ct147948864"/><text:change-start text:change-id="ct155164880"/><text:span text:style-name="T167">A</text:span><text:change-end text:change-id="ct155164880"/><text:change-start text:change-id="ct155165104"/>ssistance <text:span text:style-name="T160">needed for </text:span>recovering <text:span text:style-name="T160">from such problems are free if the problems are clearly and solely </text:span>caused by the Provider.<text:change-end text:change-id="ct155165104"/><text:change-start text:change-id="ct155165328"/> <text:span text:style-name="T168">[If Provider makes a mistake, the client should not pay for it]</text:span><text:change-end text:change-id="ct155165328"/></text:p>
      <text:h text:style-name="Heading_20_2" text:outline-level="2"><text:change text:change-id="ct155155072"/><text:change text:change-id="ct155168912"/><text:change text:change-id="ct155141504"/><text:change text:change-id="ct155091424"/><text:change text:change-id="ct155149776"/><text:change text:change-id="ct155182000"/><text:change text:change-id="ct155182800"/><text:change-start text:change-id="ct155163216"/><text:soft-page-break/>Disclaimer</text:h>
      <text:p text:style-name="P16"><text:span text:style-name="T172">(</text:span><text:span text:style-name="T172"><text:sequence text:ref-name="refStep29" text:name="Step" text:formula="ooow:Step+1" style:num-format="1">29</text:sequence></text:span><text:span text:style-name="T172">) </text:span><text:span text:style-name="T28">This SLA does not apply in circumstances that could be reasonably said to be beyond the Supplier’s control (</text:span><text:span text:style-name="T31">force majeure</text:span><text:span text:style-name="T29">) including but not limited to natural or man-made disasters, </text:span>regionwide internet disruptions or power loss.</text:p>
      <text:p text:style-name="P35"><text:span text:style-name="T172">(</text:span><text:span text:style-name="T172"><text:sequence text:ref-name="refStep30" text:name="Step" text:formula="ooow:Step+1" style:num-format="1">30</text:sequence></text:span><text:span text:style-name="T172">) </text:span><text:span text:style-name="T28">The Provider cannot be made responsible for problems</text:span> <text:span text:style-name="T161">caused by the Developer, including but not limited to regressions or data corruption caused by an upgrade or bug.</text:span></text:p>
      <text:p text:style-name="P16"><text:span text:style-name="T172">(</text:span><text:span text:style-name="T172"><text:sequence text:ref-name="refStep31" text:name="Step" text:formula="ooow:Step+1" style:num-format="1">31</text:sequence></text:span><text:span text:style-name="T172">) </text:span><text:span text:style-name="T28">The Provider cannot be made responsible for problems</text:span> caused by <text:span text:style-name="T29">the Client's inadvertence, including but not limited to malware on their system and granting inappropriate user permissions, giving SSH</text:span> server access to <text:span text:style-name="T30">unauthorized third parties.</text:span></text:p>
      <text:p text:style-name="P17"><text:span text:style-name="T123">(</text:span><text:span text:style-name="T123"><text:sequence text:ref-name="refStep32" text:name="Step" text:formula="ooow:Step+1" style:num-format="1">32</text:sequence></text:span><text:span text:style-name="T123">) </text:span><text:span text:style-name="T25">No compensation if it is clearly a case of an outside attack (</text:span><text:span text:style-name="T82">DDOS</text:span><text:span text:style-name="T25"> or similar). D</text:span><text:span text:style-name="T82">DOS</text:span><text:span text:style-name="T25"> protection can be bought </text:span><text:span text:style-name="T81">from third party providers </text:span><text:span text:style-name="T25">for additional cost covered by the client.</text:span><text:change-end text:change-id="ct155163216"/><text:change-start text:change-id="ct155153984"/></text:p>
      <text:h text:style-name="Heading_20_2" text:outline-level="2"><text:span text:style-name="T25">C</text:span><text:span text:style-name="T57">opyright</text:span></text:h>
      <text:p text:style-name="P57"><text:span text:style-name="T123">(</text:span><text:span text:style-name="T123"><text:sequence text:ref-name="refStep33" text:name="Step" text:formula="ooow:Step+1" style:num-format="1">33</text:sequence></text:span><text:span text:style-name="T123">) </text:span><text:span text:style-name="T57">The Client remains owner of the data. </text:span><text:span text:style-name="T105">The Provider has no permission whatsoever of using it. T</text:span><text:span text:style-name="T107">he business know-how cont</text:span><text:span text:style-name="T106">a</text:span><text:span text:style-name="T107">ined in the application is public.</text:span></text:p>
      <text:p text:style-name="P51"><text:change-end text:change-id="ct155153984"/><text:change-start text:change-id="ct147956064"/><text:span text:style-name="T123">(</text:span><text:span text:style-name="T123"><text:sequence text:ref-name="refStep34" text:name="Step" text:formula="ooow:Step+1" style:num-format="1">34</text:sequence></text:span><text:span text:style-name="T123">) </text:span><text:change-end text:change-id="ct147956064"/><text:change-start text:change-id="ct155176032"/><text:span text:style-name="T109">Upon </text:span><text:change-end text:change-id="ct155176032"/><text:change-start text:change-id="ct155192512"/><text:span text:style-name="T57">terminat</text:span><text:span text:style-name="T109">ion</text:span><text:span text:style-name="T57"> </text:span><text:span text:style-name="T109">of this </text:span><text:span text:style-name="T57">contract, </text:span><text:span text:style-name="T109">the </text:span><text:change-end text:change-id="ct155192512"/><text:change-start text:change-id="ct155195952"/><text:span text:style-name="T104">Provi</text:span><text:span text:style-name="T111">d</text:span><text:span text:style-name="T104">er must </text:span><text:change-end text:change-id="ct155195952"/><text:change-start text:change-id="ct155199744"/><text:span text:style-name="T103">provide </text:span><text:span text:style-name="T109">to the Client </text:span><text:span text:style-name="T103">a</text:span><text:span text:style-name="T113">n </text:span><text:span text:style-name="T103">snapshot containing all relevant information for getting </text:span><text:change-end text:change-id="ct155199744"/><text:change-start text:change-id="ct155201120"/><text:span text:style-name="T103">the application running on another </text:span><text:span text:style-name="T113">computer</text:span><text:span text:style-name="T103">.</text:span><text:change-end text:change-id="ct155201120"/><text:change-start text:change-id="ct155203328"/><text:span text:style-name="T103"> </text:span><text:span text:style-name="T108">This includes the database content, the information </text:span><text:span text:style-name="T114">about </text:span><text:span text:style-name="T108">installed software packages</text:span><text:change-end text:change-id="ct155203328"/><text:change-start text:change-id="ct155206448"/><text:span text:style-name="T108"> </text:span><text:span text:style-name="T110">and local settings.</text:span><text:change-end text:change-id="ct155206448"/><text:change-start text:change-id="ct155207808"/></text:p>
      <text:h text:style-name="P68" text:outline-level="2"><text:change-end text:change-id="ct155207808"/><text:change text:change-id="ct164658592"/><text:change text:change-id="ct155181552"/><text:change text:change-id="ct164049888"/><text:change text:change-id="ct155202944"/><text:change text:change-id="ct155202720"/><text:change text:change-id="ct155203744"/><text:change text:change-id="ct155340960"/><text:span text:style-name="T50">Right of </text:span><text:span text:style-name="T121">T</text:span><text:span text:style-name="T50">ermination</text:span></text:h>
      <text:p text:style-name="P25"><text:change text:change-id="ct155113248"/><text:change-start text:change-id="ct71463232"/><text:span text:style-name="T170">(</text:span><text:span text:style-name="T170"><text:sequence text:ref-name="refStep35" text:name="Step" text:formula="ooow:Step+1" style:num-format="1">35</text:sequence></text:span><text:span text:style-name="T170">) </text:span><text:change-end text:change-id="ct71463232"/><text:span text:style-name="T99">The Provider recognizes that it provides services that are critical to the client’s business. The Client may terminate </text:span><text:span text:style-name="T40">this SLA </text:span><text:span text:style-name="T99">along with any Support &amp; Maintenance and/or Development Contracts with the supplier, with no penalty, if the Provider fails to meet the service levels agreed hereupon </text:span><text:change-start text:change-id="ct155112784"/><text:span text:style-name="T74">more than </text:span><text:span text:style-name="T144">three </text:span><text:span text:style-name="T74">times </text:span><text:change-end text:change-id="ct155112784"/><text:span text:style-name="T99">in any single calendar month.</text:span></text:p>
      <text:h text:style-name="P69" text:outline-level="2"><text:change-start text:change-id="ct169464464"/>Signatures</text:h>
      <text:p text:style-name="P60"><text:span text:style-name="T173">(</text:span><text:span text:style-name="T173"><text:sequence text:ref-name="refStep25" text:name="Step" text:formula="ooow:Step+1" style:num-format="1">36</text:sequence></text:span><text:span text:style-name="T173">) </text:span><text:span text:style-name="T92">This </text:span><text:span text:style-name="T93">is a confidential </text:span><text:span text:style-name="T92">agreement </text:span><text:span text:style-name="T93">signed between the Provider and the Client. Both parties keep it confidential from other parties. </text:span></text:p>
      <text:p text:style-name="P61"><text:span text:style-name="T174">(</text:span><text:span text:style-name="T174"><text:sequence text:ref-name="refStep36" text:name="Step" text:formula="ooow:Step+1" style:num-format="1">37</text:sequence></text:span><text:span text:style-name="T174">) </text:span><text:span text:style-name="T164">T</text:span><text:span text:style-name="T165">he parties acknowledge that they have read and understand this Agreement and accept the duties and obligations set forth herein.</text:span></text:p>
      <text:p text:style-name="Text_20_body"><text:change-end text:change-id="ct169464464"/><text:change-start text:change-id="ct184243552"/>(Dates, places and signatures)<text:change-end text:change-id="ct184243552"/><text:change text:change-id="ct166543264"/><text:change text:change-id="ct70394528"/><text:change text:change-id="ct154310208"/><text:line-break/><text:change-start text:change-id="ct169660448"/><text:line-break/>.............................................<text:tab/><text:tab/><text:tab/>.............................................................<text:line-break/>the Client<text:tab/><text:tab/><text:tab/><text:tab/><text:tab/><text:tab/><text:tab/>the Provider<text:change-end text:change-id="ct1696604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style:page-number="auto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loext:contextual-spacing="false" fo:text-indent="0m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60mm" style:rel-width="100%" fo:margin-left="0mm" table:align="left" style:shadow="none"/>
    </style:style>
    <style:style style:name="Table4.A" style:family="table-column">
      <style:table-column-properties style:column-width="45.38mm" style:rel-column-width="2654*"/>
    </style:style>
    <style:style style:name="Table4.B" style:family="table-column">
      <style:table-column-properties style:column-width="94.76mm" style:rel-column-width="5540*"/>
    </style:style>
    <style:style style:name="Table4.C" style:family="table-column">
      <style:table-column-properties style:column-width="19.86mm" style:rel-column-width="1161*"/>
    </style:style>
    <style:style style:name="Table4.A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Footer">
      <style:text-properties officeooo:paragraph-rsid="00f49356"/>
    </style:style>
    <style:style style:name="MP2" style:family="paragraph" style:parent-style-name="Header">
      <style:text-properties officeooo:rsid="000bc8c3" officeooo:paragraph-rsid="00f49356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officeooo:rsid="000bc8c3" officeooo:paragraph-rsid="00f49356" style:font-size-asian="9pt" style:font-size-complex="9pt"/>
    </style:style>
    <style:style style:name="MP4" style:family="paragraph" style:parent-style-name="Header">
      <style:paragraph-properties fo:text-align="end" style:justify-single-word="false"/>
      <style:text-properties style:font-name="Liberation Sans" fo:font-size="9pt" officeooo:rsid="000bc8c3" officeooo:paragraph-rsid="00f49356" style:font-size-asian="9pt" style:font-size-complex="9pt"/>
    </style:style>
    <style:style style:name="MP5" style:family="paragraph" style:parent-style-name="Standard">
      <style:text-properties officeooo:paragraph-rsid="00f49356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officeooo:rsid="00f49356" style:font-weight-asian="bold" style:font-weight-complex="bold"/>
    </style:style>
    <style:style style:name="MT3" style:family="text">
      <style:text-properties fo:font-weight="bold" officeooo:rsid="0209b248" style:font-weight-asian="bold" style:font-weight-complex="bold"/>
    </style:style>
    <style:style style:name="MT4" style:family="text">
      <style:text-properties officeooo:rsid="012d5661"/>
    </style:style>
    <style:style style:name="MT5" style:family="text">
      <style:text-properties officeooo:rsid="019bd326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right" style:horizontal-rel="page-content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30mm" fo:margin-right="20mm" style:writing-mode="lr-tb" draw:fill-image-width="0mm" draw:fill-image-height="0mm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/>
      </style:footer-style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tracked-changes>
          <text:changed-region xml:id="ct165813168" text:id="ct165813168">
            <text:insertion>
              <office:change-info>
                <dc:creator>Luc Saffre</dc:creator>
                <dc:date>2017-02-16T12:45:00</dc:date>
              </office:change-info>
            </text:insertion>
          </text:changed-region>
        </text:tracked-changes>
        <text:p text:style-name="MP1"><text:change-start text:change-id="ct165813168"/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2"><draw:frame draw:style-name="Mfr1" draw:name="Image4" text:anchor-type="as-char" svg:width="16.3mm" svg:height="14.99mm" draw:z-index="3"><draw:image xlink:href="Pictures/10000201000000C8000000B9F00F974BB8605A08.png" xlink:type="simple" xlink:show="embed" xlink:actuate="onLoad"/></draw:frame> <draw:frame draw:style-name="Mfr2" draw:name="Image2" text:anchor-type="as-char" svg:width="26.04mm" svg:height="14.99mm" draw:z-index="7"><draw:image xlink:href="Pictures/10000201000000C800000073E25B8CA25D38D927.png" xlink:type="simple" xlink:show="embed" xlink:actuate="onLoad"/></draw:frame></text:p>
            </table:table-cell>
            <table:table-cell table:style-name="Table4.A1" office:value-type="string">
              <text:p text:style-name="MP3"><text:span text:style-name="MT1">Rumma &amp; Ko OÜ</text:span><text:line-break/><text:span text:style-name="MT2">Lino Hosting </text:span><text:span text:style-name="MT3">Agreement </text:span><text:span text:style-name="MT4"><text:line-break/></text:span></text:p>
            </table:table-cell>
            <table:table-cell table:style-name="Table4.A1" office:value-type="string">
              <text:p text:style-name="MP4"><text:span text:style-name="MT5">Page</text:span> <text:page-number text:select-page="current">4</text:page-number> / <text:page-count>4</text:page-count><text:line-break/><text:date style:data-style-name="N37" text:date-value="2016-11-23T14:14:44.465524437" text:fixed="true">23.11.16</text:date><text:line-break/><text:time style:data-style-name="N41" text:time-value="2016-11-23T14:16:31.979519580" text:fixed="true">14:16:32</text:time></text:p>
            </table:table-cell>
          </table:table-row>
        </table:table>
        <text:p text:style-name="MP5"><text:change-end text:change-id="ct16581316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2-16T12:53:07.244688524</dc:date>
    <meta:editing-duration>PT11H9M25S</meta:editing-duration>
    <meta:editing-cycles>199</meta:editing-cycles>
    <meta:generator>LibreOffice/5.1.4.2$Linux_X86_64 LibreOffice_project/10m0$Build-2</meta:generator>
    <dc:creator>Luc Saffre</dc:creator>
    <meta:document-statistic meta:table-count="1" meta:image-count="2" meta:object-count="0" meta:page-count="4" meta:paragraph-count="53" meta:word-count="1136" meta:character-count="7120" meta:non-whitespace-character-count="6017"/>
  </office:meta>
</office:document-meta>
</file>